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7" style:family="paragraph" style:parent-style-name="Header">
      <style:paragraph-properties fo:text-align="center" style:justify-single-word="false" style:snap-to-layout-grid="false"/>
      <style:text-properties fo:font-size="14pt" style:font-size-asian="14pt" style:font-size-complex="14pt"/>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P10"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1" style:family="paragraph" style:parent-style-name="Standard">
      <style:paragraph-properties fo:text-align="center" style:justify-single-word="false" style:snap-to-layout-grid="false"/>
      <style:text-properties fo:font-size="18pt" style:font-size-asian="18pt" style:font-size-complex="18pt"/>
    </style:style>
    <style:style style:name="P12" style:family="paragraph" style:parent-style-name="Standard">
      <style:text-properties style:use-window-font-color="true" style:font-name="Arial" fo:font-size="12pt" fo:font-weight="normal" style:font-name-asian="Courier" style:font-size-asian="12pt" style:font-weight-asian="normal" style:font-name-complex="Courier" style:font-size-complex="12pt" style:font-weight-complex="normal"/>
    </style:style>
    <style:style style:name="P1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Standard">
      <style:paragraph-properties fo:text-align="center" style:justify-single-word="false" style:snap-to-layout-grid="false"/>
      <style:text-properties fo:font-size="18pt" style:font-size-asian="18pt" style:font-size-complex="18pt"/>
    </style:style>
    <style:style style:name="P20" style:family="paragraph" style:parent-style-name="Heading_20_1" style:master-page-name="First_20_Page">
      <style:paragraph-properties style:page-number="auto"/>
    </style:style>
    <style:style style:name="P21" style:family="paragraph" style:parent-style-name="Footer">
      <style:text-properties fo:font-size="9pt" style:font-size-asian="9pt" style:font-size-complex="9pt"/>
    </style:style>
    <style:style style:name="P2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2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ArialMT" fo:font-size="11pt" fo:language="en" fo:country="US" style:font-name-asian="ArialMT" style:font-size-asian="11pt" style:font-name-complex="ArialMT" style:font-size-complex="11pt"/>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style:font-name="Arial" fo:font-size="12pt" style:font-name-asian="Courier" style:font-size-asian="12pt" style:font-name-complex="Courier" style:font-size-complex="12pt"/>
    </style:style>
    <style:style style:name="T4" style:family="text">
      <style:text-properties fo:font-size="12pt" style:font-size-asian="12pt" style:font-size-complex="12pt"/>
    </style:style>
    <style:style style:name="T5" style:family="text">
      <style:text-properties style:font-name="Arial" fo:font-size="12pt" style:font-size-asian="12pt" style:font-size-complex="12pt"/>
    </style:style>
    <style:style style:name="T6" style:family="text">
      <style:text-properties style:font-name="Times New Roman1" style:font-name-asian="Times New Roman" style:font-name-complex="Times New Roman"/>
    </style:style>
    <style:style style:name="T7" style:family="text">
      <style:text-properties fo:font-size="9pt" style:font-size-asian="9pt" style:font-size-complex="8pt"/>
    </style:style>
    <style:style style:name="T8" style:family="text">
      <style:text-properties fo:font-size="8pt" style:font-size-asian="8pt" style:font-size-complex="8pt"/>
    </style:style>
    <style:style style:name="T9"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T10" style:family="text">
      <style:text-properties style:use-window-font-color="true" style:font-name="Helvetica-Bold" fo:font-weight="bold" style:font-name-asian="Helvetica-Bold" style:font-weight-asian="bold" style:font-name-complex="Helvetica-Bold" style:font-weight-complex="bold"/>
    </style:style>
    <style:style style:name="T11"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T12" style:family="text">
      <style:text-properties style:use-window-font-color="true" style:font-name="Helvetica" fo:font-weight="normal" style:font-name-asian="Helvetica" style:font-weight-asian="normal" style:font-name-complex="Helvetica" style:font-weight-complex="normal"/>
    </style:style>
    <style:style style:name="T13" style:family="text">
      <style:text-properties style:use-window-font-color="true" style:text-position="super 58%" style:font-name="Arial-BoldMT" fo:font-weight="bold" style:font-name-asian="Arial-BoldMT" style:font-weight-asian="bold" style:font-name-complex="Arial-BoldMT" style:font-weight-complex="bold"/>
    </style:style>
    <style:style style:name="T14" style:family="text">
      <style:text-properties style:use-window-font-color="true" style:font-name="Arial-BoldMT" fo:font-weight="bold" style:font-name-asian="Arial-BoldMT" style:font-weight-asian="bold" style:font-name-complex="Arial-BoldMT" style:font-weight-complex="bold"/>
    </style:style>
    <style:style style:name="T15" style:family="text">
      <style:text-properties style:use-window-font-color="true" style:font-name="ArialMT" fo:font-size="11pt" fo:language="en" fo:country="US" style:font-name-asian="ArialMT" style:font-size-asian="11pt" style:font-name-complex="ArialMT" style:font-size-complex="11pt"/>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Arial" fo:font-size="12pt" style:font-name-asian="Courier" style:font-size-asian="12pt" style:font-name-complex="Courier" style:font-size-complex="12pt"/>
    </style:style>
    <style:style style:name="T18" style:family="text">
      <style:text-properties style:font-name="Arial" fo:font-size="12pt" style:font-size-asian="12pt" style:font-size-complex="12pt"/>
    </style:style>
    <style:style style:name="T19" style:family="text">
      <style:text-properties style:font-name="Times New Roman"/>
    </style:style>
    <style:style style:name="T20" style:family="text">
      <style:text-properties style:font-name="Times New Roman" fo:font-size="12pt" style:font-size-asian="12pt" style:font-size-complex="12pt"/>
    </style:style>
    <style:style style:name="T21" style:family="text">
      <style:text-properties fo:language="en" fo:country="US" style:language-complex="ar" style:country-complex="SA"/>
    </style:style>
    <style:style style:name="T22" style:family="text">
      <style:text-properties fo:font-size="14pt" style:font-size-asian="14pt" style:font-size-complex="14pt"/>
    </style:style>
    <style:style style:name="T23" style:family="text">
      <style:text-properties fo:font-size="12pt" style:font-size-asian="12pt" style:font-size-complex="12pt"/>
    </style:style>
    <style:style style:name="T2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505367440">
          <text:format-change>
            <office:change-info>
              <dc:creator>Bob Jacobsen</dc:creator>
              <dc:date>2010-09-12T10:50:00</dc:date>
            </office:change-info>
          </text:format-change>
        </text:changed-region>
        <text:changed-region text:id="ct505348880">
          <text:deletion>
            <office:change-info>
              <dc:creator>Bob Jacobsen</dc:creator>
              <dc:date>2010-09-12T10:32:00</dc:date>
            </office:change-info>
            <text:p text:style-name="Standard"><text:span text:style-name="T1"><text:s/></text:span></text:p>
          </text:deletion>
        </text:changed-region>
        <text:changed-region text:id="ct505348352">
          <text:insertion>
            <office:change-info>
              <dc:creator>Bob Jacobsen</dc:creator>
              <dc:date>2010-09-12T10:32:00</dc:date>
            </office:change-info>
          </text:insertion>
        </text:changed-region>
        <text:changed-region text:id="ct505365568">
          <text:insertion>
            <office:change-info>
              <dc:creator>Bob Jacobsen</dc:creator>
              <dc:date>2010-09-12T10:33:00</dc:date>
            </office:change-info>
          </text:insertion>
        </text:changed-region>
        <text:changed-region text:id="ct505348528">
          <text:insertion>
            <office:change-info>
              <dc:creator>Bob Jacobsen</dc:creator>
              <dc:date>2010-09-12T10:34:00</dc:date>
            </office:change-info>
          </text:insertion>
        </text:changed-region>
        <text:changed-region text:id="ct505344992">
          <text:insertion>
            <office:change-info>
              <dc:creator>Bob Jacobsen</dc:creator>
              <dc:date>2010-09-12T12:25:00</dc:date>
            </office:change-info>
          </text:insertion>
        </text:changed-region>
        <text:changed-region text:id="ct505345088">
          <text:deletion>
            <office:change-info>
              <dc:creator>Bob Jacobsen</dc:creator>
              <dc:date>2010-09-12T12:25:00</dc:date>
            </office:change-info>
            <text:p text:style-name="Standard">re is no intention that devices that connect more than on CAN segment (e.g. bridges) have to electrically interconnect those separate segments. <text:s/></text:p>
          </text:deletion>
        </text:changed-region>
        <text:changed-region text:id="ct505113440">
          <text:insertion>
            <office:change-info>
              <dc:creator>Bob Jacobsen</dc:creator>
              <dc:date>2010-09-12T12:25:00</dc:date>
            </office:change-info>
          </text:insertion>
        </text:changed-region>
        <text:changed-region text:id="ct505345184">
          <text:insertion>
            <office:change-info>
              <dc:creator>Bob Jacobsen</dc:creator>
              <dc:date>2010-09-12T12:26:00</dc:date>
            </office:change-info>
          </text:insertion>
        </text:changed-region>
        <text:changed-region text:id="ct505114688">
          <text:insertion>
            <office:change-info>
              <dc:creator>Bob Jacobsen</dc:creator>
              <dc:date>2010-09-12T12:23:00</dc:date>
            </office:change-info>
          </text:insertion>
        </text:changed-region>
        <text:changed-region text:id="ct505114816">
          <text:deletion>
            <office:change-info>
              <dc:creator>Bob Jacobsen</dc:creator>
              <dc:date>2010-09-12T12:23:00</dc:date>
            </office:change-info>
            <text:p text:style-name="Standard"><text:span text:style-name="T2"/></text:p>
            <text:p text:style-name="Standard">We don't </text:p>
          </text:deletion>
        </text:changed-region>
        <text:changed-region text:id="ct505343216">
          <text:insertion>
            <office:change-info>
              <dc:creator>Bob Jacobsen</dc:creator>
              <dc:date>2010-09-12T12:23:00</dc:date>
            </office:change-info>
          </text:insertion>
        </text:changed-region>
        <text:changed-region text:id="ct505343312">
          <text:deletion>
            <office:change-info>
              <dc:creator>Bob Jacobsen</dc:creator>
              <dc:date>2010-09-12T12:23:00</dc:date>
            </office:change-info>
            <text:p text:style-name="Standard">,</text:p>
          </text:deletion>
        </text:changed-region>
        <text:changed-region text:id="ct505343408">
          <text:deletion>
            <office:change-info>
              <dc:creator>Bob Jacobsen</dc:creator>
              <dc:date>2010-09-12T12:24:00</dc:date>
            </office:change-info>
            <text:p text:style-name="Standard">documentation that the standard references</text:p>
          </text:deletion>
        </text:changed-region>
        <text:changed-region text:id="ct505116384">
          <text:insertion>
            <office:change-info>
              <dc:creator>Bob Jacobsen</dc:creator>
              <dc:date>2010-09-12T12:24:00</dc:date>
            </office:change-info>
          </text:insertion>
        </text:changed-region>
        <text:changed-region text:id="ct505343504">
          <text:deletion>
            <office:change-info>
              <dc:creator>Bob Jacobsen</dc:creator>
              <dc:date>2010-09-12T12:24:00</dc:date>
            </office:change-info>
            <text:p text:style-name="Standard"><text:s/>A simple resistor on a RJ45 plug can be used, or more complex devices can be created and sold that e.g. contain diagnostic readouts. <text:s/>So long as it provides in-spec termination, they're all fine.</text:p>
          </text:deletion>
        </text:changed-region>
        <text:changed-region text:id="ct592478672">
          <text:insertion>
            <office:change-info>
              <dc:creator>Bob Jacobsen</dc:creator>
              <dc:date>2010-09-12T12:24:00</dc:date>
            </office:change-info>
          </text:insertion>
        </text:changed-region>
        <text:changed-region text:id="ct505116640">
          <text:deletion>
            <office:change-info>
              <dc:creator>Bob Jacobsen</dc:creator>
              <dc:date>2010-09-12T12:26:00</dc:date>
            </office:change-info>
            <text:p text:style-name="Standard">s</text:p>
          </text:deletion>
        </text:changed-region>
        <text:changed-region text:id="ct505351760">
          <text:insertion>
            <office:change-info>
              <dc:creator>Bob Jacobsen</dc:creator>
              <dc:date>2010-09-12T12:26:00</dc:date>
            </office:change-info>
          </text:insertion>
        </text:changed-region>
        <text:changed-region text:id="ct505351856">
          <text:deletion>
            <office:change-info>
              <dc:creator>Bob Jacobsen</dc:creator>
              <dc:date>2010-09-12T12:26:00</dc:date>
            </office:change-info>
            <text:p text:style-name="Standard">We're trying to enable </text:p>
          </text:deletion>
        </text:changed-region>
        <text:changed-region text:id="ct505117184">
          <text:insertion>
            <office:change-info>
              <dc:creator>Bob Jacobsen</dc:creator>
              <dc:date>2010-09-12T12:26:00</dc:date>
            </office:change-info>
          </text:insertion>
        </text:changed-region>
        <text:changed-region text:id="ct505351952">
          <text:deletion>
            <office:change-info>
              <dc:creator>Bob Jacobsen</dc:creator>
              <dc:date>2010-09-12T12:26:00</dc:date>
            </office:change-info>
            <text:p text:style-name="Standard">But we don't want to </text:p>
          </text:deletion>
        </text:changed-region>
        <text:changed-region text:id="ct505352048">
          <text:insertion>
            <office:change-info>
              <dc:creator>Bob Jacobsen</dc:creator>
              <dc:date>2010-09-12T12:26:00</dc:date>
            </office:change-info>
          </text:insertion>
        </text:changed-region>
        <text:changed-region text:id="ct505118624">
          <text:deletion>
            <office:change-info>
              <dc:creator>Bob Jacobsen</dc:creator>
              <dc:date>2010-09-12T12:27:00</dc:date>
            </office:change-info>
            <text:p text:style-name="Standard">If you're </text:p>
          </text:deletion>
        </text:changed-region>
        <text:changed-region text:id="ct505118896">
          <text:insertion>
            <office:change-info>
              <dc:creator>Bob Jacobsen</dc:creator>
              <dc:date>2010-09-12T12:27:00</dc:date>
            </office:change-info>
          </text:insertion>
        </text:changed-region>
        <text:changed-region text:id="ct505342096">
          <text:deletion>
            <office:change-info>
              <dc:creator>Bob Jacobsen</dc:creator>
              <dc:date>2010-09-12T12:27:00</dc:date>
            </office:change-info>
            <text:p text:style-name="Standard">We want all</text:p>
          </text:deletion>
        </text:changed-region>
        <text:changed-region text:id="ct505339584">
          <text:insertion>
            <office:change-info>
              <dc:creator>Bob Jacobsen</dc:creator>
              <dc:date>2010-09-12T12:27:00</dc:date>
            </office:change-info>
          </text:insertion>
        </text:changed-region>
        <text:changed-region text:id="ct505339680">
          <text:deletion>
            <office:change-info>
              <dc:creator>Bob Jacobsen</dc:creator>
              <dc:date>2010-09-12T12:27:00</dc:date>
            </office:change-info>
            <text:p text:style-name="Standard">8</text:p>
          </text:deletion>
        </text:changed-region>
        <text:changed-region text:id="ct505118720">
          <text:insertion>
            <office:change-info>
              <dc:creator>Bob Jacobsen</dc:creator>
              <dc:date>2010-09-12T12:27:00</dc:date>
            </office:change-info>
          </text:insertion>
        </text:changed-region>
        <text:changed-region text:id="ct505119312">
          <text:insertion>
            <office:change-info>
              <dc:creator>Bob Jacobsen</dc:creator>
              <dc:date>2010-09-12T12:27:00</dc:date>
            </office:change-info>
          </text:insertion>
        </text:changed-region>
        <text:changed-region text:id="ct505339776">
          <text:deletion>
            <office:change-info>
              <dc:creator>Bob Jacobsen</dc:creator>
              <dc:date>2010-09-12T12:27:00</dc:date>
            </office:change-info>
            <text:p text:style-name="Standard">we</text:p>
          </text:deletion>
        </text:changed-region>
        <text:changed-region text:id="ct505119664">
          <text:insertion>
            <office:change-info>
              <dc:creator>Bob Jacobsen</dc:creator>
              <dc:date>2010-09-12T12:27:00</dc:date>
            </office:change-info>
          </text:insertion>
        </text:changed-region>
        <text:changed-region text:id="ct505339872">
          <text:insertion>
            <office:change-info>
              <dc:creator>Bob Jacobsen</dc:creator>
              <dc:date>2010-09-12T12:28:00</dc:date>
            </office:change-info>
          </text:insertion>
        </text:changed-region>
        <text:changed-region text:id="ct505119872">
          <text:insertion>
            <office:change-info>
              <dc:creator>Bob Jacobsen</dc:creator>
              <dc:date>2010-09-12T12:28:00</dc:date>
            </office:change-info>
          </text:insertion>
        </text:changed-region>
        <text:changed-region text:id="ct505339968">
          <text:deletion>
            <office:change-info>
              <dc:creator>Bob Jacobsen</dc:creator>
              <dc:date>2010-09-12T12:28:00</dc:date>
            </office:change-info>
            <text:p text:style-name="Standard">your</text:p>
          </text:deletion>
        </text:changed-region>
        <text:changed-region text:id="ct505120096">
          <text:insertion>
            <office:change-info>
              <dc:creator>Bob Jacobsen</dc:creator>
              <dc:date>2010-09-12T12:28:00</dc:date>
            </office:change-info>
          </text:insertion>
        </text:changed-region>
        <text:changed-region text:id="ct505340064">
          <text:deletion>
            <office:change-info>
              <dc:creator>Bob Jacobsen</dc:creator>
              <dc:date>2010-09-12T12:28:00</dc:date>
            </office:change-info>
            <text:p text:style-name="Standard">product</text:p>
          </text:deletion>
        </text:changed-region>
        <text:changed-region text:id="ct505120288">
          <text:insertion>
            <office:change-info>
              <dc:creator>Bob Jacobsen</dc:creator>
              <dc:date>2010-09-12T12:28:00</dc:date>
            </office:change-info>
          </text:insertion>
        </text:changed-region>
        <text:changed-region text:id="ct505120448">
          <text:deletion>
            <office:change-info>
              <dc:creator>Bob Jacobsen</dc:creator>
              <dc:date>2010-09-12T12:28:00</dc:date>
            </office:change-info>
            <text:p text:style-name="Standard">you can </text:p>
          </text:deletion>
        </text:changed-region>
        <text:changed-region text:id="ct505120544">
          <text:insertion>
            <office:change-info>
              <dc:creator>Bob Jacobsen</dc:creator>
              <dc:date>2010-09-12T12:28:00</dc:date>
            </office:change-info>
          </text:insertion>
        </text:changed-region>
        <text:changed-region text:id="ct505341712">
          <text:deletion>
            <office:change-info>
              <dc:creator>Bob Jacobsen</dc:creator>
              <dc:date>2010-09-12T12:28:00</dc:date>
            </office:change-info>
            <text:p text:style-name="Standard">your product</text:p>
          </text:deletion>
        </text:changed-region>
        <text:changed-region text:id="ct505120784">
          <text:insertion>
            <office:change-info>
              <dc:creator>Bob Jacobsen</dc:creator>
              <dc:date>2010-09-12T12:28:00</dc:date>
            </office:change-info>
          </text:insertion>
        </text:changed-region>
        <text:changed-region text:id="ct505341808">
          <text:insertion>
            <office:change-info>
              <dc:creator>Bob Jacobsen</dc:creator>
              <dc:date>2010-09-12T12:29:00</dc:date>
            </office:change-info>
          </text:insertion>
        </text:changed-region>
        <text:changed-region text:id="ct505120944">
          <text:deletion>
            <office:change-info>
              <dc:creator>Bob Jacobsen</dc:creator>
              <dc:date>2010-09-12T12:29:00</dc:date>
            </office:change-info>
            <text:p text:style-name="Standard">you</text:p>
          </text:deletion>
        </text:changed-region>
        <text:changed-region text:id="ct505121040">
          <text:insertion>
            <office:change-info>
              <dc:creator>Bob Jacobsen</dc:creator>
              <dc:date>2010-09-12T12:29:00</dc:date>
            </office:change-info>
          </text:insertion>
        </text:changed-region>
        <text:changed-region text:id="ct505121200">
          <text:deletion>
            <office:change-info>
              <dc:creator>Bob Jacobsen</dc:creator>
              <dc:date>2010-09-12T12:29:00</dc:date>
            </office:change-info>
            <text:p text:style-name="Standard">your board</text:p>
          </text:deletion>
        </text:changed-region>
        <text:changed-region text:id="ct505338272">
          <text:insertion>
            <office:change-info>
              <dc:creator>Bob Jacobsen</dc:creator>
              <dc:date>2010-09-12T12:29:00</dc:date>
            </office:change-info>
          </text:insertion>
        </text:changed-region>
        <text:changed-region text:id="ct505121408">
          <text:deletion>
            <office:change-info>
              <dc:creator>Bob Jacobsen</dc:creator>
              <dc:date>2010-09-12T12:29:00</dc:date>
            </office:change-info>
            <text:p text:style-name="Standard">we later find a use for it</text:p>
          </text:deletion>
        </text:changed-region>
        <text:changed-region text:id="ct505121536">
          <text:insertion>
            <office:change-info>
              <dc:creator>Bob Jacobsen</dc:creator>
              <dc:date>2010-09-12T12:29:00</dc:date>
            </office:change-info>
          </text:insertion>
        </text:changed-region>
        <text:changed-region text:id="ct505338368">
          <text:deletion>
            <office:change-info>
              <dc:creator>Bob Jacobsen</dc:creator>
              <dc:date>2010-09-12T12:29:00</dc:date>
            </office:change-info>
            <text:p text:style-name="Standard">we</text:p>
          </text:deletion>
        </text:changed-region>
        <text:changed-region text:id="ct505121792">
          <text:insertion>
            <office:change-info>
              <dc:creator>Bob Jacobsen</dc:creator>
              <dc:date>2010-09-12T12:29:00</dc:date>
            </office:change-info>
          </text:insertion>
        </text:changed-region>
        <text:changed-region text:id="ct505121952">
          <text:insertion>
            <office:change-info>
              <dc:creator>Bob Jacobsen</dc:creator>
              <dc:date>2010-09-12T12:29:00</dc:date>
            </office:change-info>
          </text:insertion>
        </text:changed-region>
        <text:changed-region text:id="ct505338464">
          <text:deletion>
            <office:change-info>
              <dc:creator>Bob Jacobsen</dc:creator>
              <dc:date>2010-09-12T12:29:00</dc:date>
            </office:change-info>
            <text:p text:style-name="Standard">If you want t</text:p>
          </text:deletion>
        </text:changed-region>
        <text:changed-region text:id="ct505122080">
          <text:insertion>
            <office:change-info>
              <dc:creator>Bob Jacobsen</dc:creator>
              <dc:date>2010-09-12T12:29:00</dc:date>
            </office:change-info>
          </text:insertion>
        </text:changed-region>
        <text:changed-region text:id="ct505122320">
          <text:deletion>
            <office:change-info>
              <dc:creator>Bob Jacobsen</dc:creator>
              <dc:date>2010-09-12T12:30:00</dc:date>
            </office:change-info>
            <text:p text:style-name="Standard">we recommend</text:p>
          </text:deletion>
        </text:changed-region>
        <text:changed-region text:id="ct505338560">
          <text:insertion>
            <office:change-info>
              <dc:creator>Bob Jacobsen</dc:creator>
              <dc:date>2010-09-12T12:30:00</dc:date>
            </office:change-info>
          </text:insertion>
        </text:changed-region>
        <text:changed-region text:id="ct505338656">
          <text:deletion>
            <office:change-info>
              <dc:creator>Bob Jacobsen</dc:creator>
              <dc:date>2010-09-12T12:30:00</dc:date>
            </office:change-info>
            <text:p text:style-name="Standard">you</text:p>
          </text:deletion>
        </text:changed-region>
        <text:changed-region text:id="ct505338752">
          <text:insertion>
            <office:change-info>
              <dc:creator>Bob Jacobsen</dc:creator>
              <dc:date>2010-09-12T12:30:00</dc:date>
            </office:change-info>
          </text:insertion>
        </text:changed-region>
        <text:changed-region text:id="ct505122768">
          <text:deletion>
            <office:change-info>
              <dc:creator>Bob Jacobsen</dc:creator>
              <dc:date>2010-09-12T12:30:00</dc:date>
            </office:change-info>
            <text:p text:style-name="Standard">them</text:p>
          </text:deletion>
        </text:changed-region>
        <text:changed-region text:id="ct505122864">
          <text:insertion>
            <office:change-info>
              <dc:creator>Bob Jacobsen</dc:creator>
              <dc:date>2010-09-12T12:30:00</dc:date>
            </office:change-info>
          </text:insertion>
        </text:changed-region>
        <text:changed-region text:id="ct505335232">
          <text:deletion>
            <office:change-info>
              <dc:creator>Bob Jacobsen</dc:creator>
              <dc:date>2010-09-12T12:30:00</dc:date>
            </office:change-info>
            <text:p text:style-name="Standard">We expect</text:p>
          </text:deletion>
        </text:changed-region>
        <text:changed-region text:id="ct505335008">
          <text:insertion>
            <office:change-info>
              <dc:creator>Bob Jacobsen</dc:creator>
              <dc:date>2010-09-12T12:30:00</dc:date>
            </office:change-info>
          </text:insertion>
        </text:changed-region>
        <text:changed-region text:id="ct505335328">
          <text:insertion>
            <office:change-info>
              <dc:creator>Bob Jacobsen</dc:creator>
              <dc:date>2010-09-12T12:31:00</dc:date>
            </office:change-info>
          </text:insertion>
        </text:changed-region>
        <text:changed-region text:id="ct505123328">
          <text:deletion>
            <office:change-info>
              <dc:creator>Bob Jacobsen</dc:creator>
              <dc:date>2010-09-12T12:31:00</dc:date>
            </office:change-info>
            <text:p text:style-name="Standard"><text:s/>that</text:p>
          </text:deletion>
        </text:changed-region>
        <text:changed-region text:id="ct505123456">
          <text:insertion>
            <office:change-info>
              <dc:creator>Bob Jacobsen</dc:creator>
              <dc:date>2010-09-12T12:31:00</dc:date>
            </office:change-info>
          </text:insertion>
        </text:changed-region>
        <text:changed-region text:id="ct505336080">
          <text:deletion>
            <office:change-info>
              <dc:creator>Bob Jacobsen</dc:creator>
              <dc:date>2010-09-12T12:31:00</dc:date>
            </office:change-info>
            <text:p text:style-name="Standard">will</text:p>
          </text:deletion>
        </text:changed-region>
        <text:changed-region text:id="ct505123584">
          <text:insertion>
            <office:change-info>
              <dc:creator>Bob Jacobsen</dc:creator>
              <dc:date>2010-09-12T12:31:00</dc:date>
            </office:change-info>
          </text:insertion>
        </text:changed-region>
        <text:changed-region text:id="ct505123856">
          <text:deletion>
            <office:change-info>
              <dc:creator>Bob Jacobsen</dc:creator>
              <dc:date>2010-09-12T12:31:00</dc:date>
            </office:change-info>
            <text:p text:style-name="Standard">'</text:p>
          </text:deletion>
        </text:changed-region>
        <text:changed-region text:id="ct505336176">
          <text:insertion>
            <office:change-info>
              <dc:creator>Bob Jacobsen</dc:creator>
              <dc:date>2010-09-12T12:31:00</dc:date>
            </office:change-info>
          </text:insertion>
        </text:changed-region>
        <text:changed-region text:id="ct505336272">
          <text:deletion>
            <office:change-info>
              <dc:creator>Bob Jacobsen</dc:creator>
              <dc:date>2010-09-12T12:31:00</dc:date>
            </office:change-info>
            <text:p text:style-name="Standard"><text:s/>it</text:p>
          </text:deletion>
        </text:changed-region>
        <text:changed-region text:id="ct505124144">
          <text:insertion>
            <office:change-info>
              <dc:creator>Bob Jacobsen</dc:creator>
              <dc:date>2010-09-12T12:31:00</dc:date>
            </office:change-info>
          </text:insertion>
        </text:changed-region>
        <text:changed-region text:id="ct505336592">
          <text:deletion>
            <office:change-info>
              <dc:creator>Bob Jacobsen</dc:creator>
              <dc:date>2010-09-12T12:31:00</dc:date>
            </office:change-info>
            <text:p text:style-name="Standard">We expect that most p</text:p>
          </text:deletion>
        </text:changed-region>
        <text:changed-region text:id="ct505336688">
          <text:insertion>
            <office:change-info>
              <dc:creator>Bob Jacobsen</dc:creator>
              <dc:date>2010-09-12T12:31:00</dc:date>
            </office:change-info>
          </text:insertion>
        </text:changed-region>
        <text:changed-region text:id="ct505124384">
          <text:deletion>
            <office:change-info>
              <dc:creator>Bob Jacobsen</dc:creator>
              <dc:date>2010-09-12T12:32:00</dc:date>
            </office:change-info>
            <text:p text:style-name="Standard">will</text:p>
          </text:deletion>
        </text:changed-region>
        <text:changed-region text:id="ct505124672">
          <text:insertion>
            <office:change-info>
              <dc:creator>Bob Jacobsen</dc:creator>
              <dc:date>2010-09-12T12:32:00</dc:date>
            </office:change-info>
          </text:insertion>
        </text:changed-region>
        <text:changed-region text:id="ct505336784">
          <text:insertion>
            <office:change-info>
              <dc:creator>Bob Jacobsen</dc:creator>
              <dc:date>2010-09-12T12:32:00</dc:date>
            </office:change-info>
          </text:insertion>
        </text:changed-region>
        <text:changed-region text:id="ct511009888">
          <text:insertion>
            <office:change-info>
              <dc:creator>David Harris</dc:creator>
              <dc:date>2010-09-11T10:08:00</dc:date>
            </office:change-info>
          </text:insertion>
        </text:changed-region>
        <text:changed-region text:id="ct626312960">
          <text:insertion>
            <office:change-info>
              <dc:creator>Bob Jacobsen</dc:creator>
              <dc:date>2010-09-13T07:52:00</dc:date>
            </office:change-info>
          </text:insertion>
        </text:changed-region>
        <text:changed-region text:id="ct678720736">
          <text:insertion>
            <office:change-info>
              <dc:creator>Bob Jacobsen</dc:creator>
              <dc:date>2010-09-13T07:53:00</dc:date>
            </office:change-info>
          </text:insertion>
        </text:changed-region>
        <text:changed-region text:id="ct626307760">
          <text:insertion>
            <office:change-info>
              <dc:creator>David Harris</dc:creator>
              <dc:date>2010-09-11T10:08:00</dc:date>
            </office:change-info>
          </text:insertion>
        </text:changed-region>
        <text:changed-region text:id="ct53184000">
          <text:insertion>
            <office:change-info>
              <dc:creator>David Harris</dc:creator>
              <dc:date>2010-09-11T10:09:00</dc:date>
            </office:change-info>
          </text:insertion>
        </text:changed-region>
        <text:changed-region text:id="ct511041088">
          <text:deletion>
            <office:change-info>
              <dc:creator>Bob Jacobsen</dc:creator>
              <dc:date>2010-09-12T10:59:00</dc:date>
            </office:change-info>
            <text:p text:style-name="Standard"> </text:p>
          </text:deletion>
        </text:changed-region>
        <text:changed-region text:id="ct511034336">
          <text:insertion>
            <office:change-info>
              <dc:creator>David Harris</dc:creator>
              <dc:date>2010-09-11T10:09:00</dc:date>
            </office:change-info>
          </text:insertion>
        </text:changed-region>
        <text:changed-region text:id="ct511041408">
          <text:insertion>
            <office:change-info>
              <dc:creator>Bob Jacobsen</dc:creator>
              <dc:date>2010-09-11T18:20:00</dc:date>
            </office:change-info>
          </text:insertion>
        </text:changed-region>
        <text:changed-region text:id="ct511034496">
          <text:insertion>
            <office:change-info>
              <dc:creator>Bob Jacobsen</dc:creator>
              <dc:date>2010-09-11T18:21:00</dc:date>
            </office:change-info>
          </text:insertion>
        </text:changed-region>
        <text:changed-region text:id="ct511041792">
          <text:deletion>
            <office:change-info>
              <dc:creator>Bob Jacobsen</dc:creator>
              <dc:date>2010-09-11T18:20:00</dc:date>
            </office:change-info>
            <text:p text:style-name="Standard"><text:span text:style-name="T3">x</text:span></text:p>
          </text:deletion>
        </text:changed-region>
        <text:changed-region text:id="ct511041888">
          <text:insertion>
            <office:change-info>
              <dc:creator>David Harris</dc:creator>
              <dc:date>2010-09-11T10:09:00</dc:date>
            </office:change-info>
          </text:insertion>
        </text:changed-region>
        <text:changed-region text:id="ct511041984">
          <text:insertion>
            <office:change-info>
              <dc:creator>Bob Jacobsen</dc:creator>
              <dc:date>2010-09-11T18:22:00</dc:date>
            </office:change-info>
          </text:insertion>
        </text:changed-region>
        <text:changed-region text:id="ct511042720">
          <text:deletion>
            <office:change-info>
              <dc:creator>Bob Jacobsen</dc:creator>
              <dc:date>2010-09-11T18:22:00</dc:date>
            </office:change-info>
            <text:p text:style-name="Standard"><text:span text:style-name="T3">60 ohms, split between the two ends of the bus</text:span></text:p>
          </text:deletion>
        </text:changed-region>
        <text:changed-region text:id="ct511047040">
          <text:insertion>
            <office:change-info>
              <dc:creator>David Harris</dc:creator>
              <dc:date>2010-09-11T10:09:00</dc:date>
            </office:change-info>
          </text:insertion>
        </text:changed-region>
        <text:changed-region text:id="ct678603392">
          <text:insertion>
            <office:change-info>
              <dc:creator>Bob Jacobsen</dc:creator>
              <dc:date>2010-09-13T07:58:00</dc:date>
            </office:change-info>
          </text:insertion>
        </text:changed-region>
        <text:changed-region text:id="ct678691632">
          <text:insertion>
            <office:change-info>
              <dc:creator>David Harris</dc:creator>
              <dc:date>2010-09-11T10:09:00</dc:date>
            </office:change-info>
          </text:insertion>
        </text:changed-region>
        <text:changed-region text:id="ct626287360">
          <text:format-change>
            <office:change-info>
              <dc:creator>Bob Jacobsen</dc:creator>
              <dc:date>2010-09-13T07:56:00</dc:date>
            </office:change-info>
          </text:format-change>
        </text:changed-region>
        <text:changed-region text:id="ct626425648">
          <text:deletion>
            <office:change-info>
              <dc:creator>Bob Jacobsen</dc:creator>
              <dc:date>2010-09-13T07:54:00</dc:date>
            </office:change-info>
            <text:h text:style-name="Heading_20_4" text:outline-level="4"><text:span text:style-name="T4">:  </text:span></text:h>
          </text:deletion>
          <text:insertion>
            <office:change-info office:chg-author="David Harris" office:chg-date-time="2010-09-11T10:09:00"/>
          </text:insertion>
        </text:changed-region>
        <text:changed-region text:id="ct678588560">
          <text:insertion>
            <office:change-info>
              <dc:creator>David Harris</dc:creator>
              <dc:date>2010-09-11T10:09:00</dc:date>
            </office:change-info>
          </text:insertion>
        </text:changed-region>
        <text:changed-region text:id="ct511044560">
          <text:deletion>
            <office:change-info>
              <dc:creator>Bob Jacobsen</dc:creator>
              <dc:date>2010-09-12T12:33:00</dc:date>
            </office:change-info>
            <text:p text:style-name="Standard">This consists simply of a</text:p>
          </text:deletion>
        </text:changed-region>
        <text:changed-region text:id="ct511044688">
          <text:insertion>
            <office:change-info>
              <dc:creator>Bob Jacobsen</dc:creator>
              <dc:date>2010-09-12T12:33:00</dc:date>
            </office:change-info>
          </text:insertion>
        </text:changed-region>
        <text:changed-region text:id="ct511044816">
          <text:insertion>
            <office:change-info>
              <dc:creator>David Harris</dc:creator>
              <dc:date>2010-09-11T10:09:00</dc:date>
            </office:change-info>
          </text:insertion>
        </text:changed-region>
        <text:changed-region text:id="ct511047600">
          <text:insertion>
            <office:change-info>
              <dc:creator>Bob Jacobsen</dc:creator>
              <dc:date>2010-09-12T12:32:00</dc:date>
            </office:change-info>
          </text:insertion>
        </text:changed-region>
        <text:changed-region text:id="ct511047728">
          <text:insertion>
            <office:change-info>
              <dc:creator>David Harris</dc:creator>
              <dc:date>2010-09-11T10:09:00</dc:date>
            </office:change-info>
          </text:insertion>
        </text:changed-region>
        <text:changed-region text:id="ct511047856">
          <text:insertion>
            <office:change-info>
              <dc:creator>Bob Jacobsen</dc:creator>
              <dc:date>2010-09-12T12:32:00</dc:date>
            </office:change-info>
          </text:insertion>
        </text:changed-region>
        <text:changed-region text:id="ct511047984">
          <text:insertion>
            <office:change-info>
              <dc:creator>Bob Jacobsen</dc:creator>
              <dc:date>2010-09-12T12:33:00</dc:date>
            </office:change-info>
          </text:insertion>
        </text:changed-region>
        <text:changed-region text:id="ct511048112">
          <text:insertion>
            <office:change-info>
              <dc:creator>David Harris</dc:creator>
              <dc:date>2010-09-11T10:09:00</dc:date>
            </office:change-info>
          </text:insertion>
        </text:changed-region>
        <text:changed-region text:id="ct511048240">
          <text:insertion>
            <office:change-info>
              <dc:creator>Bob Jacobsen</dc:creator>
              <dc:date>2010-09-12T12:32:00</dc:date>
            </office:change-info>
          </text:insertion>
        </text:changed-region>
        <text:changed-region text:id="ct511048368">
          <text:insertion>
            <office:change-info>
              <dc:creator>David Harris</dc:creator>
              <dc:date>2010-09-11T10:09:00</dc:date>
            </office:change-info>
          </text:insertion>
        </text:changed-region>
        <text:changed-region text:id="ct511048640">
          <text:deletion>
            <office:change-info>
              <dc:creator>Bob Jacobsen</dc:creator>
              <dc:date>2010-09-12T12:32:00</dc:date>
            </office:change-info>
            <text:p text:style-name="Standard">  </text:p>
          </text:deletion>
        </text:changed-region>
        <text:changed-region text:id="ct511048496">
          <text:deletion>
            <office:change-info>
              <dc:creator>Bob Jacobsen</dc:creator>
              <dc:date>2010-09-12T12:34:00</dc:date>
            </office:change-info>
            <text:p text:style-name="Standard">, and is the commonest termination scheme</text:p>
          </text:deletion>
        </text:changed-region>
        <text:changed-region text:id="ct511048784">
          <text:insertion>
            <office:change-info>
              <dc:creator>David Harris</dc:creator>
              <dc:date>2010-09-11T10:09:00</dc:date>
            </office:change-info>
          </text:insertion>
        </text:changed-region>
        <text:changed-region text:id="ct511048912">
          <text:deletion>
            <office:change-info>
              <dc:creator>Bob Jacobsen</dc:creator>
              <dc:date>2010-09-12T12:34:00</dc:date>
            </office:change-info>
            <text:p text:style-name="Standard">It main advantage is simplicity. </text:p>
          </text:deletion>
        </text:changed-region>
        <text:changed-region text:id="ct511049056">
          <text:insertion>
            <office:change-info>
              <dc:creator>Bob Jacobsen</dc:creator>
              <dc:date>2010-09-12T12:34:00</dc:date>
            </office:change-info>
          </text:insertion>
        </text:changed-region>
        <text:changed-region text:id="ct511049312">
          <text:insertion>
            <office:change-info>
              <dc:creator>David Harris</dc:creator>
              <dc:date>2010-09-11T10:09:00</dc:date>
            </office:change-info>
          </text:insertion>
        </text:changed-region>
        <text:changed-region text:id="ct511047184">
          <text:insertion>
            <office:change-info>
              <dc:creator>Bob Jacobsen</dc:creator>
              <dc:date>2010-09-12T12:36:00</dc:date>
            </office:change-info>
          </text:insertion>
        </text:changed-region>
        <text:changed-region text:id="ct511049424">
          <text:insertion>
            <office:change-info>
              <dc:creator>David Harris</dc:creator>
              <dc:date>2010-09-11T10:09:00</dc:date>
            </office:change-info>
          </text:insertion>
        </text:changed-region>
        <text:changed-region text:id="ct511049520">
          <text:deletion>
            <office:change-info>
              <dc:creator>Bob Jacobsen</dc:creator>
              <dc:date>2010-09-12T12:34:00</dc:date>
            </office:change-info>
            <text:p text:style-name="Standard">This is simple but also <text:s/>helps balance the two lines. <text:s/></text:p>
          </text:deletion>
        </text:changed-region>
        <text:changed-region text:id="ct511049648">
          <text:insertion>
            <office:change-info>
              <dc:creator>Bob Jacobsen</dc:creator>
              <dc:date>2010-09-12T12:34:00</dc:date>
            </office:change-info>
          </text:insertion>
        </text:changed-region>
        <text:changed-region text:id="ct511049776">
          <text:insertion>
            <office:change-info>
              <dc:creator>Bob Jacobsen</dc:creator>
              <dc:date>2010-09-12T12:35:00</dc:date>
            </office:change-info>
          </text:insertion>
        </text:changed-region>
        <text:changed-region text:id="ct511050400">
          <text:insertion>
            <office:change-info>
              <dc:creator>Bob Jacobsen</dc:creator>
              <dc:date>2010-09-12T12:36:00</dc:date>
            </office:change-info>
          </text:insertion>
        </text:changed-region>
        <text:changed-region text:id="ct511050096">
          <text:insertion>
            <office:change-info>
              <dc:creator>David Harris</dc:creator>
              <dc:date>2010-09-11T10:09:00</dc:date>
            </office:change-info>
          </text:insertion>
        </text:changed-region>
        <text:changed-region text:id="ct511051120">
          <text:deletion>
            <office:change-info>
              <dc:creator>David Harris</dc:creator>
              <dc:date>2010-09-12T13:12:00</dc:date>
            </office:change-info>
            <text:p text:style-name="Standard">yy</text:p>
          </text:deletion>
        </text:changed-region>
        <text:changed-region text:id="ct511050688">
          <text:deletion>
            <office:change-info>
              <dc:creator>Bob Jacobsen</dc:creator>
              <dc:date>2010-09-12T12:37:00</dc:date>
            </office:change-info>
            <text:p text:style-name="Standard">xx</text:p>
          </text:deletion>
        </text:changed-region>
        <text:changed-region text:id="ct511050560">
          <text:deletion>
            <office:change-info>
              <dc:creator>Bob Jacobsen</dc:creator>
              <dc:date>2010-09-12T21:32:00</dc:date>
            </office:change-info>
            <text:p text:style-name="Standard">ref </text:p>
          </text:deletion>
        </text:changed-region>
        <text:changed-region text:id="ct511051600">
          <text:insertion>
            <office:change-info>
              <dc:creator>David Harris</dc:creator>
              <dc:date>2010-09-12T13:12:00</dc:date>
            </office:change-info>
          </text:insertion>
        </text:changed-region>
        <text:changed-region text:id="ct511051440">
          <text:insertion>
            <office:change-info>
              <dc:creator>David Harris</dc:creator>
              <dc:date>2010-09-11T10:09:00</dc:date>
            </office:change-info>
          </text:insertion>
        </text:changed-region>
        <text:changed-region text:id="ct511051696">
          <text:deletion>
            <office:change-info>
              <dc:creator>Bob Jacobsen</dc:creator>
              <dc:date>2010-09-12T12:37:00</dc:date>
            </office:change-info>
            <text:p text:style-name="Standard">by other means, </text:p>
          </text:deletion>
        </text:changed-region>
        <text:changed-region text:id="ct511051824">
          <text:insertion>
            <office:change-info>
              <dc:creator>David Harris</dc:creator>
              <dc:date>2010-09-11T10:09:00</dc:date>
            </office:change-info>
          </text:insertion>
        </text:changed-region>
        <text:changed-region text:id="ct511051952">
          <text:insertion>
            <office:change-info>
              <dc:creator>Bob Jacobsen</dc:creator>
              <dc:date>2010-09-12T12:37:00</dc:date>
            </office:change-info>
          </text:insertion>
        </text:changed-region>
        <text:changed-region text:id="ct511052304">
          <text:insertion>
            <office:change-info>
              <dc:creator>Bob Jacobsen</dc:creator>
              <dc:date>2010-09-12T21:34:00</dc:date>
            </office:change-info>
          </text:insertion>
        </text:changed-region>
        <text:changed-region text:id="ct511052432">
          <text:insertion>
            <office:change-info>
              <dc:creator>David Harris</dc:creator>
              <dc:date>2010-09-11T10:09:00</dc:date>
            </office:change-info>
          </text:insertion>
        </text:changed-region>
        <text:changed-region text:id="ct511052704">
          <text:deletion>
            <office:change-info>
              <dc:creator>Bob Jacobsen</dc:creator>
              <dc:date>2010-09-12T21:31:00</dc:date>
            </office:change-info>
            <text:p text:style-name="Standard"><text:s text:c="2"/></text:p>
          </text:deletion>
        </text:changed-region>
        <text:changed-region text:id="ct511052560">
          <text:deletion>
            <office:change-info>
              <dc:creator>Bob Jacobsen</dc:creator>
              <dc:date>2010-09-12T12:37:00</dc:date>
            </office:change-info>
            <text:p text:style-name="Standard">Unfortunately, this may lead to problems if there is a large ground offset between two nodes. <text:s/></text:p>
          </text:deletion>
        </text:changed-region>
        <text:changed-region text:id="ct511052848">
          <text:insertion>
            <office:change-info>
              <dc:creator>David Harris</dc:creator>
              <dc:date>2010-09-12T13:09:00</dc:date>
            </office:change-info>
          </text:insertion>
        </text:changed-region>
        <text:changed-region text:id="ct511052976">
          <text:insertion>
            <office:change-info>
              <dc:creator>David Harris</dc:creator>
              <dc:date>2010-09-12T13:10:00</dc:date>
            </office:change-info>
          </text:insertion>
        </text:changed-region>
        <text:changed-region text:id="ct511053104">
          <text:insertion>
            <office:change-info>
              <dc:creator>David Harris</dc:creator>
              <dc:date>2010-09-12T13:11:00</dc:date>
            </office:change-info>
          </text:insertion>
        </text:changed-region>
        <text:changed-region text:id="ct511053504">
          <text:insertion>
            <office:change-info>
              <dc:creator>David Harris</dc:creator>
              <dc:date>2010-09-11T10:09:00</dc:date>
            </office:change-info>
          </text:insertion>
        </text:changed-region>
        <text:changed-region text:id="ct511051216">
          <text:insertion>
            <office:change-info>
              <dc:creator>Bob Jacobsen</dc:creator>
              <dc:date>2010-09-12T12:59:00</dc:date>
            </office:change-info>
          </text:insertion>
        </text:changed-region>
        <text:changed-region text:id="ct511053200">
          <text:insertion>
            <office:change-info>
              <dc:creator>David Harris</dc:creator>
              <dc:date>2010-09-11T10:09:00</dc:date>
            </office:change-info>
          </text:insertion>
        </text:changed-region>
        <text:changed-region text:id="ct511053712">
          <text:deletion>
            <office:change-info>
              <dc:creator>Bob Jacobsen</dc:creator>
              <dc:date>2010-09-12T12:59:00</dc:date>
            </office:change-info>
            <text:p text:style-name="Standard">active</text:p>
          </text:deletion>
        </text:changed-region>
        <text:changed-region text:id="ct511053808">
          <text:insertion>
            <office:change-info>
              <dc:creator>Bob Jacobsen</dc:creator>
              <dc:date>2010-09-12T12:59:00</dc:date>
            </office:change-info>
          </text:insertion>
        </text:changed-region>
        <text:changed-region text:id="ct511053904">
          <text:insertion>
            <office:change-info>
              <dc:creator>David Harris</dc:creator>
              <dc:date>2010-09-11T10:09:00</dc:date>
            </office:change-info>
          </text:insertion>
        </text:changed-region>
        <text:changed-region text:id="ct511054000">
          <text:deletion>
            <office:change-info>
              <dc:creator>Bob Jacobsen</dc:creator>
              <dc:date>2010-09-12T12:59:00</dc:date>
            </office:change-info>
            <text:p text:style-name="Standard">Although theoretically possible, this has not been used on CAN. <text:s/>Note: active termination requires power. </text:p>
          </text:deletion>
        </text:changed-region>
        <text:changed-region text:id="ct511054128">
          <text:insertion>
            <office:change-info>
              <dc:creator>Bob Jacobsen</dc:creator>
              <dc:date>2010-09-12T12:59:00</dc:date>
            </office:change-info>
          </text:insertion>
        </text:changed-region>
        <text:changed-region text:id="ct511054256">
          <text:deletion>
            <office:change-info>
              <dc:creator>Bob Jacobsen</dc:creator>
              <dc:date>2010-09-12T12:59:00</dc:date>
            </office:change-info>
            <text:p text:style-name="Standard"> </text:p>
          </text:deletion>
        </text:changed-region>
        <text:changed-region text:id="ct511054384">
          <text:insertion>
            <office:change-info>
              <dc:creator>Bob Jacobsen</dc:creator>
              <dc:date>2010-09-12T12:59:00</dc:date>
            </office:change-info>
          </text:insertion>
        </text:changed-region>
        <text:changed-region text:id="ct511054592">
          <text:insertion>
            <office:change-info>
              <dc:creator>David Harris</dc:creator>
              <dc:date>2010-09-11T10:09:00</dc:date>
            </office:change-info>
          </text:insertion>
        </text:changed-region>
        <text:changed-region text:id="ct511054688">
          <text:deletion>
            <office:change-info>
              <dc:creator>Bob Jacobsen</dc:creator>
              <dc:date>2010-09-12T12:57:00</dc:date>
            </office:change-info>
            <text:p text:style-name="Standard">This is not appropriate for MRR, since i</text:p>
          </text:deletion>
        </text:changed-region>
        <text:changed-region text:id="ct511055040">
          <text:insertion>
            <office:change-info>
              <dc:creator>Bob Jacobsen</dc:creator>
              <dc:date>2010-09-12T12:57:00</dc:date>
            </office:change-info>
          </text:insertion>
        </text:changed-region>
        <text:changed-region text:id="ct511055168">
          <text:deletion>
            <office:change-info>
              <dc:creator>Bob Jacobsen</dc:creator>
              <dc:date>2010-09-12T12:57:00</dc:date>
            </office:change-info>
            <text:p text:style-name="Standard">t requires a fixed number of nodes.<text:span text:style-name="T3"> </text:span></text:p>
          </text:deletion>
        </text:changed-region>
        <text:changed-region text:id="ct511055328">
          <text:insertion>
            <office:change-info>
              <dc:creator>Bob Jacobsen</dc:creator>
              <dc:date>2010-09-12T12:57:00</dc:date>
            </office:change-info>
          </text:insertion>
        </text:changed-region>
        <text:changed-region text:id="ct511055456">
          <text:insertion>
            <office:change-info>
              <dc:creator>Bob Jacobsen</dc:creator>
              <dc:date>2010-09-12T12:58:00</dc:date>
            </office:change-info>
          </text:insertion>
        </text:changed-region>
        <text:changed-region text:id="ct511055584">
          <text:deletion>
            <office:change-info>
              <dc:creator>Bob Jacobsen</dc:creator>
              <dc:date>2010-09-12T12:58:00</dc:date>
            </office:change-info>
            <text:p text:style-name="Standard"><text:span text:style-name="T3"><text:s/></text:span></text:p>
          </text:deletion>
        </text:changed-region>
        <text:changed-region text:id="ct511055712">
          <text:insertion>
            <office:change-info>
              <dc:creator>Bob Jacobsen</dc:creator>
              <dc:date>2010-09-12T12:58:00</dc:date>
            </office:change-info>
          </text:insertion>
        </text:changed-region>
        <text:changed-region text:id="ct511055872">
          <text:insertion>
            <office:change-info>
              <dc:creator>David Harris</dc:creator>
              <dc:date>2010-09-11T10:09:00</dc:date>
            </office:change-info>
          </text:insertion>
        </text:changed-region>
        <text:changed-region text:id="ct623361584">
          <text:insertion>
            <office:change-info>
              <dc:creator>Bob Jacobsen</dc:creator>
              <dc:date>2010-09-13T07:58:00</dc:date>
            </office:change-info>
          </text:insertion>
        </text:changed-region>
        <text:changed-region text:id="ct622909872">
          <text:insertion>
            <office:change-info>
              <dc:creator>David Harris</dc:creator>
              <dc:date>2010-09-11T10:09:00</dc:date>
            </office:change-info>
          </text:insertion>
        </text:changed-region>
        <text:changed-region text:id="ct511056000">
          <text:deletion>
            <office:change-info>
              <dc:creator>Bob Jacobsen</dc:creator>
              <dc:date>2010-09-12T21:36:00</dc:date>
            </office:change-info>
            <text:h text:style-name="Heading_20_3" text:outline-level="3"><text:span text:style-name="T5">:   </text:span></text:h>
          </text:deletion>
        </text:changed-region>
        <text:changed-region text:id="ct511056544">
          <text:insertion>
            <office:change-info>
              <dc:creator>David Harris</dc:creator>
              <dc:date>2010-09-11T10:09:00</dc:date>
            </office:change-info>
          </text:insertion>
        </text:changed-region>
        <text:changed-region text:id="ct511056640">
          <text:deletion>
            <office:change-info>
              <dc:creator>Bob Jacobsen</dc:creator>
              <dc:date>2010-09-12T12:55:00</dc:date>
            </office:change-info>
            <text:p text:style-name="Standard">Any t</text:p>
          </text:deletion>
        </text:changed-region>
        <text:changed-region text:id="ct511056736">
          <text:insertion>
            <office:change-info>
              <dc:creator>Bob Jacobsen</dc:creator>
              <dc:date>2010-09-12T12:55:00</dc:date>
            </office:change-info>
          </text:insertion>
        </text:changed-region>
        <text:changed-region text:id="ct511056832">
          <text:insertion>
            <office:change-info>
              <dc:creator>David Harris</dc:creator>
              <dc:date>2010-09-11T10:09:00</dc:date>
            </office:change-info>
          </text:insertion>
        </text:changed-region>
        <text:changed-region text:id="ct511056960">
          <text:insertion>
            <office:change-info>
              <dc:creator>Bob Jacobsen</dc:creator>
              <dc:date>2010-09-12T21:34:00</dc:date>
            </office:change-info>
          </text:insertion>
        </text:changed-region>
        <text:changed-region text:id="ct511057088">
          <text:insertion>
            <office:change-info>
              <dc:creator>David Harris</dc:creator>
              <dc:date>2010-09-11T10:09:00</dc:date>
            </office:change-info>
          </text:insertion>
        </text:changed-region>
        <text:changed-region text:id="ct511057600">
          <text:deletion>
            <office:change-info>
              <dc:creator>Bob Jacobsen</dc:creator>
              <dc:date>2010-09-12T12:55:00</dc:date>
            </office:change-info>
            <text:p text:style-name="Standard">. <text:s/>Obviously, this is based</text:p>
          </text:deletion>
        </text:changed-region>
        <text:changed-region text:id="ct511057472">
          <text:deletion>
            <office:change-info>
              <dc:creator>Bob Jacobsen</dc:creator>
              <dc:date>2010-09-12T21:35:00</dc:date>
            </office:change-info>
            <text:p text:style-name="Standard">connector</text:p>
          </text:deletion>
        </text:changed-region>
        <text:changed-region text:id="ct511057344">
          <text:deletion>
            <office:change-info>
              <dc:creator>Bob Jacobsen</dc:creator>
              <dc:date>2010-09-12T21:34:00</dc:date>
            </office:change-info>
            <text:p text:style-name="Standard"> </text:p>
          </text:deletion>
        </text:changed-region>
        <text:changed-region text:id="ct511057216">
          <text:deletion>
            <office:change-info>
              <dc:creator>Bob Jacobsen</dc:creator>
              <dc:date>2010-09-12T21:35:00</dc:date>
            </office:change-info>
            <text:p text:style-name="Standard">as a terminator-</text:p>
          </text:deletion>
        </text:changed-region>
        <text:changed-region text:id="ct511057744">
          <text:insertion>
            <office:change-info>
              <dc:creator>Bob Jacobsen</dc:creator>
              <dc:date>2010-09-12T21:35:00</dc:date>
            </office:change-info>
          </text:insertion>
        </text:changed-region>
        <text:changed-region text:id="ct511057888">
          <text:insertion>
            <office:change-info>
              <dc:creator>Bob Jacobsen</dc:creator>
              <dc:date>2010-09-12T12:55:00</dc:date>
            </office:change-info>
          </text:insertion>
        </text:changed-region>
        <text:changed-region text:id="ct511058016">
          <text:insertion>
            <office:change-info>
              <dc:creator>David Harris</dc:creator>
              <dc:date>2010-09-11T10:09:00</dc:date>
            </office:change-info>
          </text:insertion>
        </text:changed-region>
        <text:changed-region text:id="ct511058144">
          <text:deletion>
            <office:change-info>
              <dc:creator>Bob Jacobsen</dc:creator>
              <dc:date>2010-09-12T21:35:00</dc:date>
            </office:change-info>
            <text:p text:style-name="Standard">terminator-plugs</text:p>
          </text:deletion>
        </text:changed-region>
        <text:changed-region text:id="ct511058272">
          <text:insertion>
            <office:change-info>
              <dc:creator>Bob Jacobsen</dc:creator>
              <dc:date>2010-09-12T21:35:00</dc:date>
            </office:change-info>
          </text:insertion>
        </text:changed-region>
        <text:changed-region text:id="ct511058400">
          <text:insertion>
            <office:change-info>
              <dc:creator>David Harris</dc:creator>
              <dc:date>2010-09-11T10:09:00</dc:date>
            </office:change-info>
          </text:insertion>
        </text:changed-region>
        <text:changed-region text:id="ct511058528">
          <text:deletion>
            <office:change-info>
              <dc:creator>Bob Jacobsen</dc:creator>
              <dc:date>2010-09-12T12:56:00</dc:date>
            </office:change-info>
            <text:p text:style-name="Standard">that</text:p>
          </text:deletion>
        </text:changed-region>
        <text:changed-region text:id="ct511058672">
          <text:insertion>
            <office:change-info>
              <dc:creator>Bob Jacobsen</dc:creator>
              <dc:date>2010-09-12T12:56:00</dc:date>
            </office:change-info>
          </text:insertion>
        </text:changed-region>
        <text:changed-region text:id="ct511058800">
          <text:insertion>
            <office:change-info>
              <dc:creator>David Harris</dc:creator>
              <dc:date>2010-09-11T10:09:00</dc:date>
            </office:change-info>
          </text:insertion>
        </text:changed-region>
        <text:changed-region text:id="ct511058928">
          <text:deletion>
            <office:change-info>
              <dc:creator>Bob Jacobsen</dc:creator>
              <dc:date>2010-09-12T12:56:00</dc:date>
            </office:change-info>
            <text:p text:style-name="Standard"> </text:p>
          </text:deletion>
        </text:changed-region>
        <text:changed-region text:id="ct511059072">
          <text:insertion>
            <office:change-info>
              <dc:creator>David Harris</dc:creator>
              <dc:date>2010-09-11T10:09:00</dc:date>
            </office:change-info>
          </text:insertion>
        </text:changed-region>
        <text:changed-region text:id="ct511059200">
          <text:deletion>
            <office:change-info>
              <dc:creator>Bob Jacobsen</dc:creator>
              <dc:date>2010-09-12T12:56:00</dc:date>
            </office:change-info>
            <text:p text:style-name="Standard">, also provides some  indication of bus health</text:p>
          </text:deletion>
        </text:changed-region>
        <text:changed-region text:id="ct511059344">
          <text:insertion>
            <office:change-info>
              <dc:creator>David Harris</dc:creator>
              <dc:date>2010-09-11T10:09:00</dc:date>
            </office:change-info>
          </text:insertion>
        </text:changed-region>
        <text:changed-region text:id="ct511059504">
          <text:insertion>
            <office:change-info>
              <dc:creator>David Harris</dc:creator>
              <dc:date>2010-09-11T10:38:00</dc:date>
            </office:change-info>
          </text:insertion>
        </text:changed-region>
        <text:changed-region text:id="ct511059632">
          <text:deletion>
            <office:change-info>
              <dc:creator>Bob Jacobsen</dc:creator>
              <dc:date>2010-09-12T21:36:00</dc:date>
            </office:change-info>
            <text:p text:style-name="Standard">, generally, </text:p>
          </text:deletion>
        </text:changed-region>
        <text:changed-region text:id="ct511059776">
          <text:insertion>
            <office:change-info>
              <dc:creator>Bob Jacobsen</dc:creator>
              <dc:date>2010-09-12T21:36:00</dc:date>
            </office:change-info>
          </text:insertion>
        </text:changed-region>
        <text:changed-region text:id="ct511060128">
          <text:insertion>
            <office:change-info>
              <dc:creator>David Harris</dc:creator>
              <dc:date>2010-09-11T10:38:00</dc:date>
            </office:change-info>
          </text:insertion>
        </text:changed-region>
        <text:changed-region text:id="ct511060256">
          <text:deletion>
            <office:change-info>
              <dc:creator>Bob Jacobsen</dc:creator>
              <dc:date>2010-09-12T12:56:00</dc:date>
            </office:change-info>
            <text:p text:style-name="Standard">, t</text:p>
          </text:deletion>
        </text:changed-region>
        <text:changed-region text:id="ct511060400">
          <text:insertion>
            <office:change-info>
              <dc:creator>Bob Jacobsen</dc:creator>
              <dc:date>2010-09-12T12:56:00</dc:date>
            </office:change-info>
          </text:insertion>
        </text:changed-region>
        <text:changed-region text:id="ct511060528">
          <text:insertion>
            <office:change-info>
              <dc:creator>David Harris</dc:creator>
              <dc:date>2010-09-12T19:59:00</dc:date>
            </office:change-info>
          </text:insertion>
        </text:changed-region>
        <text:changed-region text:id="ct511060656">
          <text:insertion>
            <office:change-info>
              <dc:creator>Bob Jacobsen</dc:creator>
              <dc:date>2010-09-12T12:56:00</dc:date>
            </office:change-info>
          </text:insertion>
        </text:changed-region>
        <text:changed-region text:id="ct511060784">
          <text:insertion>
            <office:change-info>
              <dc:creator>David Harris</dc:creator>
              <dc:date>2010-09-11T10:38:00</dc:date>
            </office:change-info>
          </text:insertion>
        </text:changed-region>
        <text:changed-region text:id="ct511060912">
          <text:insertion>
            <office:change-info>
              <dc:creator>David Harris</dc:creator>
              <dc:date>2010-09-11T10:40:00</dc:date>
            </office:change-info>
          </text:insertion>
        </text:changed-region>
        <text:changed-region text:id="ct511061040">
          <text:insertion>
            <office:change-info>
              <dc:creator>David Harris</dc:creator>
              <dc:date>2010-09-11T10:41:00</dc:date>
            </office:change-info>
          </text:insertion>
        </text:changed-region>
        <text:changed-region text:id="ct511061136">
          <text:insertion>
            <office:change-info>
              <dc:creator>Bob Jacobsen</dc:creator>
              <dc:date>2010-09-12T12:56:00</dc:date>
            </office:change-info>
          </text:insertion>
        </text:changed-region>
        <text:changed-region text:id="ct511061344">
          <text:insertion>
            <office:change-info>
              <dc:creator>David Harris</dc:creator>
              <dc:date>2010-09-11T22:42:00</dc:date>
            </office:change-info>
          </text:insertion>
        </text:changed-region>
        <text:changed-region text:id="ct593158256">
          <text:insertion>
            <office:change-info>
              <dc:creator>Bob Jacobsen</dc:creator>
              <dc:date>2010-09-13T07:58:00</dc:date>
            </office:change-info>
          </text:insertion>
        </text:changed-region>
        <text:changed-region text:id="ct679024480">
          <text:insertion>
            <office:change-info>
              <dc:creator>Bob Jacobsen</dc:creator>
              <dc:date>2010-09-13T07:59:00</dc:date>
            </office:change-info>
          </text:insertion>
        </text:changed-region>
        <text:changed-region text:id="ct678709360">
          <text:insertion>
            <office:change-info>
              <dc:creator>Bob Jacobsen</dc:creator>
              <dc:date>2010-09-13T08:00:00</dc:date>
            </office:change-info>
          </text:insertion>
        </text:changed-region>
        <text:changed-region text:id="ct678595696">
          <text:format-change>
            <office:change-info>
              <dc:creator>Bob Jacobsen</dc:creator>
              <dc:date>2010-09-13T08:02:00</dc:date>
            </office:change-info>
          </text:format-change>
        </text:changed-region>
        <text:changed-region text:id="ct679036480">
          <text:insertion>
            <office:change-info>
              <dc:creator>Bob Jacobsen</dc:creator>
              <dc:date>2010-09-13T08:02:00</dc:date>
            </office:change-info>
          </text:insertion>
        </text:changed-region>
        <text:changed-region text:id="ct678831824">
          <text:format-change>
            <office:change-info>
              <dc:creator>Bob Jacobsen</dc:creator>
              <dc:date>2010-09-13T08:02:00</dc:date>
            </office:change-info>
          </text:format-change>
        </text:changed-region>
        <text:changed-region text:id="ct678587920">
          <text:insertion>
            <office:change-info>
              <dc:creator>Bob Jacobsen</dc:creator>
              <dc:date>2010-09-13T08:02:00</dc:date>
            </office:change-info>
          </text:insertion>
        </text:changed-region>
        <text:changed-region text:id="ct678737712">
          <text:format-change>
            <office:change-info>
              <dc:creator>Bob Jacobsen</dc:creator>
              <dc:date>2010-09-13T08:02:00</dc:date>
            </office:change-info>
          </text:format-change>
        </text:changed-region>
        <text:changed-region text:id="ct511061888">
          <text:insertion>
            <office:change-info>
              <dc:creator>Bob Jacobsen</dc:creator>
              <dc:date>2010-09-11T18:23:00</dc:date>
            </office:change-info>
          </text:insertion>
        </text:changed-region>
        <text:changed-region text:id="ct511061984">
          <text:deletion>
            <office:change-info>
              <dc:creator>Bob Jacobsen</dc:creator>
              <dc:date>2010-09-11T20:27:00</dc:date>
            </office:change-info>
            <text:p text:style-name="Standard">.</text:p>
          </text:deletion>
        </text:changed-region>
        <text:changed-region text:id="ct511062624">
          <text:insertion>
            <office:change-info>
              <dc:creator>Bob Jacobsen</dc:creator>
              <dc:date>2010-09-11T18:23:00</dc:date>
            </office:change-info>
          </text:insertion>
        </text:changed-region>
        <text:changed-region text:id="ct511063968">
          <text:deletion>
            <office:change-info>
              <dc:creator>Bob Jacobsen</dc:creator>
              <dc:date>2010-09-11T20:37:00</dc:date>
            </office:change-info>
            <text:p text:style-name="Standard">type of transmission media</text:p>
          </text:deletion>
        </text:changed-region>
        <text:changed-region text:id="ct511064064">
          <text:insertion>
            <office:change-info>
              <dc:creator>Bob Jacobsen</dc:creator>
              <dc:date>2010-09-11T20:37:00</dc:date>
            </office:change-info>
          </text:insertion>
        </text:changed-region>
        <text:changed-region text:id="ct511064448">
          <text:insertion>
            <office:change-info>
              <dc:creator>Bob Jacobsen</dc:creator>
              <dc:date>2010-09-11T18:23:00</dc:date>
            </office:change-info>
          </text:insertion>
        </text:changed-region>
        <text:changed-region text:id="ct505128416">
          <text:insertion>
            <office:change-info>
              <dc:creator>Bob Jacobsen</dc:creator>
              <dc:date>2010-09-11T18:24:00</dc:date>
            </office:change-info>
          </text:insertion>
        </text:changed-region>
        <text:changed-region text:id="ct592549632">
          <text:insertion>
            <office:change-info>
              <dc:creator>Bob Jacobsen</dc:creator>
              <dc:date>2010-09-11T18:25:00</dc:date>
            </office:change-info>
          </text:insertion>
        </text:changed-region>
        <text:changed-region text:id="ct592478448">
          <text:insertion>
            <office:change-info>
              <dc:creator>Bob Jacobsen</dc:creator>
              <dc:date>2010-09-11T18:26:00</dc:date>
            </office:change-info>
          </text:insertion>
        </text:changed-region>
        <text:changed-region text:id="ct592567952">
          <text:insertion>
            <office:change-info>
              <dc:creator>Bob Jacobsen</dc:creator>
              <dc:date>2010-09-11T18:33:00</dc:date>
            </office:change-info>
          </text:insertion>
        </text:changed-region>
        <text:changed-region text:id="ct505133504">
          <text:insertion>
            <office:change-info>
              <dc:creator>Bob Jacobsen</dc:creator>
              <dc:date>2010-09-11T18:27:00</dc:date>
            </office:change-info>
          </text:insertion>
        </text:changed-region>
        <text:changed-region text:id="ct505050112">
          <text:insertion>
            <office:change-info>
              <dc:creator>Bob Jacobsen</dc:creator>
              <dc:date>2010-09-11T18:28:00</dc:date>
            </office:change-info>
          </text:insertion>
        </text:changed-region>
        <text:changed-region text:id="ct505385904">
          <text:insertion>
            <office:change-info>
              <dc:creator>Bob Jacobsen</dc:creator>
              <dc:date>2010-09-11T18:29:00</dc:date>
            </office:change-info>
          </text:insertion>
        </text:changed-region>
        <text:changed-region text:id="ct592484736">
          <text:insertion>
            <office:change-info>
              <dc:creator>Bob Jacobsen</dc:creator>
              <dc:date>2010-09-11T18:34:00</dc:date>
            </office:change-info>
          </text:insertion>
        </text:changed-region>
        <text:changed-region text:id="ct505133680">
          <text:insertion>
            <office:change-info>
              <dc:creator>Bob Jacobsen</dc:creator>
              <dc:date>2010-09-11T18:35:00</dc:date>
            </office:change-info>
          </text:insertion>
        </text:changed-region>
        <text:changed-region text:id="ct505385488">
          <text:insertion>
            <office:change-info>
              <dc:creator>Bob Jacobsen</dc:creator>
              <dc:date>2010-09-11T18:34:00</dc:date>
            </office:change-info>
          </text:insertion>
        </text:changed-region>
        <text:changed-region text:id="ct505384336">
          <text:insertion>
            <office:change-info>
              <dc:creator>Bob Jacobsen</dc:creator>
              <dc:date>2010-09-11T18:35:00</dc:date>
            </office:change-info>
          </text:insertion>
        </text:changed-region>
        <text:changed-region text:id="ct505385744">
          <text:insertion>
            <office:change-info>
              <dc:creator>Bob Jacobsen</dc:creator>
              <dc:date>2010-09-11T18:42:00</dc:date>
            </office:change-info>
          </text:insertion>
        </text:changed-region>
        <text:changed-region text:id="ct505126560">
          <text:insertion>
            <office:change-info>
              <dc:creator>Bob Jacobsen</dc:creator>
              <dc:date>2010-09-11T18:45:00</dc:date>
            </office:change-info>
          </text:insertion>
        </text:changed-region>
        <text:changed-region text:id="ct623735632">
          <text:format-change>
            <office:change-info>
              <dc:creator>Bob Jacobsen</dc:creator>
              <dc:date>2010-09-13T07:49:00</dc:date>
            </office:change-info>
          </text:format-change>
        </text:changed-region>
        <text:changed-region text:id="ct505132656">
          <text:insertion>
            <office:change-info>
              <dc:creator>Bob Jacobsen</dc:creator>
              <dc:date>2010-09-11T18:43:00</dc:date>
            </office:change-info>
          </text:insertion>
        </text:changed-region>
        <text:changed-region text:id="ct505389584">
          <text:insertion>
            <office:change-info>
              <dc:creator>Bob Jacobsen</dc:creator>
              <dc:date>2010-09-11T18:45:00</dc:date>
            </office:change-info>
          </text:insertion>
        </text:changed-region>
        <text:changed-region text:id="ct623717200">
          <text:insertion>
            <office:change-info>
              <dc:creator>Bob Jacobsen</dc:creator>
              <dc:date>2010-09-13T07:49:00</dc:date>
            </office:change-info>
          </text:insertion>
        </text:changed-region>
        <text:changed-region text:id="ct619236704">
          <text:format-change>
            <office:change-info>
              <dc:creator>Bob Jacobsen</dc:creator>
              <dc:date>2010-09-13T07:50:00</dc:date>
            </office:change-info>
          </text:format-change>
        </text:changed-region>
        <text:changed-region text:id="ct505126656">
          <text:insertion>
            <office:change-info>
              <dc:creator>Bob Jacobsen</dc:creator>
              <dc:date>2010-09-11T18:49:00</dc:date>
            </office:change-info>
          </text:insertion>
        </text:changed-region>
        <text:changed-region text:id="ct505389776">
          <text:insertion>
            <office:change-info>
              <dc:creator>Bob Jacobsen</dc:creator>
              <dc:date>2010-09-11T19:09:00</dc:date>
            </office:change-info>
          </text:insertion>
        </text:changed-region>
        <text:changed-region text:id="ct505049920">
          <text:insertion>
            <office:change-info>
              <dc:creator>Bob Jacobsen</dc:creator>
              <dc:date>2010-09-11T19:10:00</dc:date>
            </office:change-info>
          </text:insertion>
        </text:changed-region>
        <text:changed-region text:id="ct505132864">
          <text:insertion>
            <office:change-info>
              <dc:creator>Bob Jacobsen</dc:creator>
              <dc:date>2010-09-11T18:49:00</dc:date>
            </office:change-info>
          </text:insertion>
        </text:changed-region>
        <text:changed-region text:id="ct505133136">
          <text:insertion>
            <office:change-info>
              <dc:creator>Bob Jacobsen</dc:creator>
              <dc:date>2010-09-11T18:50:00</dc:date>
            </office:change-info>
          </text:insertion>
        </text:changed-region>
        <text:changed-region text:id="ct505385120">
          <text:insertion>
            <office:change-info>
              <dc:creator>Bob Jacobsen</dc:creator>
              <dc:date>2010-09-11T18:49:00</dc:date>
            </office:change-info>
          </text:insertion>
        </text:changed-region>
        <text:changed-region text:id="ct505385280">
          <text:insertion>
            <office:change-info>
              <dc:creator>Bob Jacobsen</dc:creator>
              <dc:date>2010-09-11T19:00:00</dc:date>
            </office:change-info>
          </text:insertion>
        </text:changed-region>
        <text:changed-region text:id="ct505386048">
          <text:insertion>
            <office:change-info>
              <dc:creator>Bob Jacobsen</dc:creator>
              <dc:date>2010-09-11T18:50:00</dc:date>
            </office:change-info>
          </text:insertion>
        </text:changed-region>
        <text:changed-region text:id="ct505386144">
          <text:insertion>
            <office:change-info>
              <dc:creator>Bob Jacobsen</dc:creator>
              <dc:date>2010-09-11T18:51:00</dc:date>
            </office:change-info>
          </text:insertion>
        </text:changed-region>
        <text:changed-region text:id="ct505131728">
          <text:insertion>
            <office:change-info>
              <dc:creator>Bob Jacobsen</dc:creator>
              <dc:date>2010-09-11T18:50:00</dc:date>
            </office:change-info>
          </text:insertion>
        </text:changed-region>
        <text:changed-region text:id="ct505131504">
          <text:insertion>
            <office:change-info>
              <dc:creator>Bob Jacobsen</dc:creator>
              <dc:date>2010-09-11T18:52:00</dc:date>
            </office:change-info>
          </text:insertion>
        </text:changed-region>
        <text:changed-region text:id="ct505124864">
          <text:insertion>
            <office:change-info>
              <dc:creator>Bob Jacobsen</dc:creator>
              <dc:date>2010-09-11T18:50:00</dc:date>
            </office:change-info>
          </text:insertion>
        </text:changed-region>
        <text:changed-region text:id="ct505124960">
          <text:insertion>
            <office:change-info>
              <dc:creator>Bob Jacobsen</dc:creator>
              <dc:date>2010-09-11T18:53:00</dc:date>
            </office:change-info>
          </text:insertion>
        </text:changed-region>
        <text:changed-region text:id="ct505382928">
          <text:insertion>
            <office:change-info>
              <dc:creator>Bob Jacobsen</dc:creator>
              <dc:date>2010-09-11T18:54:00</dc:date>
            </office:change-info>
          </text:insertion>
        </text:changed-region>
        <text:changed-region text:id="ct505383024">
          <text:insertion>
            <office:change-info>
              <dc:creator>Bob Jacobsen</dc:creator>
              <dc:date>2010-09-11T18:50:00</dc:date>
            </office:change-info>
          </text:insertion>
        </text:changed-region>
        <text:changed-region text:id="ct505383120">
          <text:insertion>
            <office:change-info>
              <dc:creator>Bob Jacobsen</dc:creator>
              <dc:date>2010-09-11T18:53:00</dc:date>
            </office:change-info>
          </text:insertion>
        </text:changed-region>
        <text:changed-region text:id="ct505130576">
          <text:insertion>
            <office:change-info>
              <dc:creator>Bob Jacobsen</dc:creator>
              <dc:date>2010-09-11T18:50:00</dc:date>
            </office:change-info>
          </text:insertion>
        </text:changed-region>
        <text:changed-region text:id="ct505130672">
          <text:insertion>
            <office:change-info>
              <dc:creator>Bob Jacobsen</dc:creator>
              <dc:date>2010-09-11T19:01:00</dc:date>
            </office:change-info>
          </text:insertion>
        </text:changed-region>
        <text:changed-region text:id="ct505128112">
          <text:insertion>
            <office:change-info>
              <dc:creator>Bob Jacobsen</dc:creator>
              <dc:date>2010-09-11T18:35:00</dc:date>
            </office:change-info>
          </text:insertion>
        </text:changed-region>
        <text:changed-region text:id="ct505126096">
          <text:insertion>
            <office:change-info>
              <dc:creator>Bob Jacobsen</dc:creator>
              <dc:date>2010-09-11T19:15:00</dc:date>
            </office:change-info>
          </text:insertion>
        </text:changed-region>
        <text:changed-region text:id="ct505128208">
          <text:insertion>
            <office:change-info>
              <dc:creator>Bob Jacobsen</dc:creator>
              <dc:date>2010-09-11T18:35:00</dc:date>
            </office:change-info>
          </text:insertion>
        </text:changed-region>
        <text:changed-region text:id="ct505126256">
          <text:insertion>
            <office:change-info>
              <dc:creator>Bob Jacobsen</dc:creator>
              <dc:date>2010-09-11T19:14:00</dc:date>
            </office:change-info>
          </text:insertion>
        </text:changed-region>
        <text:changed-region text:id="ct505384688">
          <text:insertion>
            <office:change-info>
              <dc:creator>Bob Jacobsen</dc:creator>
              <dc:date>2010-09-11T18:35:00</dc:date>
            </office:change-info>
          </text:insertion>
        </text:changed-region>
        <text:changed-region text:id="ct505384880">
          <text:insertion>
            <office:change-info>
              <dc:creator>Bob Jacobsen</dc:creator>
              <dc:date>2010-09-11T18:45:00</dc:date>
            </office:change-info>
          </text:insertion>
        </text:changed-region>
        <text:changed-region text:id="ct505125568">
          <text:insertion>
            <office:change-info>
              <dc:creator>Bob Jacobsen</dc:creator>
              <dc:date>2010-09-11T18:35:00</dc:date>
            </office:change-info>
          </text:insertion>
        </text:changed-region>
        <text:changed-region text:id="ct505084160">
          <text:deletion>
            <office:change-info>
              <dc:creator>Bob Jacobsen</dc:creator>
              <dc:date>2010-09-11T19:26:00</dc:date>
            </office:change-info>
            <text:p text:style-name="Standard">http://www.st.com/stonline/books/ascii/docs/5637.htm</text:p>
          </text:deletion>
        </text:changed-region>
        <text:changed-region text:id="ct592477152">
          <text:insertion>
            <office:change-info>
              <dc:creator>Bob Jacobsen</dc:creator>
              <dc:date>2010-09-11T18:35:00</dc:date>
            </office:change-info>
          </text:insertion>
        </text:changed-region>
        <text:changed-region text:id="ct505129488">
          <text:insertion>
            <office:change-info>
              <dc:creator>Bob Jacobsen</dc:creator>
              <dc:date>2010-09-11T18:54:00</dc:date>
            </office:change-info>
          </text:insertion>
        </text:changed-region>
        <text:changed-region text:id="ct505084400">
          <text:insertion>
            <office:change-info>
              <dc:creator>Bob Jacobsen</dc:creator>
              <dc:date>2010-09-11T18:55:00</dc:date>
            </office:change-info>
          </text:insertion>
        </text:changed-region>
        <text:changed-region text:id="ct505084496">
          <text:insertion>
            <office:change-info>
              <dc:creator>Bob Jacobsen</dc:creator>
              <dc:date>2010-09-11T18:57:00</dc:date>
            </office:change-info>
          </text:insertion>
        </text:changed-region>
        <text:changed-region text:id="ct505388272">
          <text:insertion>
            <office:change-info>
              <dc:creator>Bob Jacobsen</dc:creator>
              <dc:date>2010-09-11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xt:change-start text:change-id="ct505367440"/>Introduction<text:change-end text:change-id="ct505367440"/></text:h>
      <text:p text:style-name="Standard">This Technical Note contains informative discussion and background for the corresponding S<text:change text:change-id="ct505348880"/><text:change-start text:change-id="ct505348352"/> <text:change-end text:change-id="ct505348352"/>9.x.1 Standard. This Technical Note is not normative in any way.<text:change-start text:change-id="ct505365568"/></text:p>
      <text:h text:style-name="Heading_20_1" text:outline-level="1">Annotations to the Standa<text:change-end text:change-id="ct505365568"/><text:change-start text:change-id="ct505348528"/>rd</text:h>
      <text:p text:style-name="Standard">This section provides background information on corresponding sections of the S 9.x.1 Standard document.<text:change-end text:change-id="ct505348528"/></text:p>
      <text:h text:style-name="Heading_20_2" text:outline-level="2">Intended Use</text:h>
      <text:p text:style-name="Standard">The<text:change-start text:change-id="ct505344992"/> Standard discusses single CAN segments, and is silent on interconnecting multiple segments. <text:s/><text:change-end text:change-id="ct505344992"/><text:change text:change-id="ct505345088"/><text:change-start text:change-id="ct505113440"/>For more discussion of options for<text:change-end text:change-id="ct505113440"/><text:change-start text:change-id="ct505345184"/> interconnection, see the “Repeaters, Bridges and Gateways” section below.<text:change-end text:change-id="ct505345184"/><text:change-start text:change-id="ct505114688"/></text:p>
      <text:p text:style-name="Standard"><text:change-end text:change-id="ct505114688"/><text:change text:change-id="ct505114816"/><text:change-start text:change-id="ct505343216"/><text:span text:style-name="T2">The Standard does not </text:span><text:change-end text:change-id="ct505343216"/>discuss CAN terminators<text:change text:change-id="ct505343312"/> because they're discussed in detail in the CAN <text:change text:change-id="ct505343408"/><text:change-start text:change-id="ct505116384"/>literature<text:change-end text:change-id="ct505116384"/>. <text:change text:change-id="ct505343504"/><text:change-start text:change-id="ct592478672"/>See the “Termination” section below for more discussion.<text:change-end text:change-id="ct592478672"/></text:p>
      <text:h text:style-name="Heading_20_2" text:outline-level="2">References and Context</text:h>
      <text:p text:style-name="Standard">NMRA conformance testing is simplified when it can be done by referring to vendor documentation, rather than requiring specific tests of parameters. <text:s/>The <text:change text:change-id="ct505116640"/><text:change-start text:change-id="ct505351760"/>S<text:change-end text:change-id="ct505351760"/>tandard therefore refers to other to existing standards, where possible, instead of repeating the information here.</text:p>
      <text:h text:style-name="Heading_20_2" text:outline-level="2">Physical Interconnection</text:h>
      <text:p text:style-name="Standard"><text:change text:change-id="ct505351856"/><text:change-start text:change-id="ct505117184"/>The Standard envisions <text:change-end text:change-id="ct505117184"/>two basic kinds of nodes: <text:s text:c="2"/>Board with 2 connectors and box with a pig-tail cable, e.g. a handheld throttle. <text:s/><text:change text:change-id="ct505351952"/><text:change-start text:change-id="ct505352048"/>At the same time, the Standard should not <text:change-end text:change-id="ct505352048"/>rule out e.g. a board with two connectors and three pig-tails for attaching throttles, or anything else, hence the somewhat complex wording in this section.</text:p>
      <text:p text:style-name="Standard">The assignments to particular colors are for information only. These are the colors that users will encounter in the two popular ways of wiring commercial cables. <text:s/><text:change text:change-id="ct505118624"/><text:change-start text:change-id="ct505118896"/>When <text:change-end text:change-id="ct505118896"/>building a product using commercial cable, using one of these two color codes will reduce confusion, but most NMRAnet users will never need to refer to the colors in their cables.</text:p>
      <text:p text:style-name="Standard">The signal names refer back to the signal definitions in the CAN specifications. UTP is unshielded cable, so the CAN_SHIELD conductor is being used as a second conductor for the CAN ground reference, CAN_GND.</text:p>
      <text:p text:style-name="Standard"><text:soft-page-break/>The discussion of connecting in parallel is to make sure that all 8 wires go through a board, whether it's got connectors, pig-tail cables or a combination of the two, so long as it's got more than one connection to other nodes.</text:p>
      <text:p text:style-name="Standard"><text:change text:change-id="ct505342096"/><text:change-start text:change-id="ct505339584"/><text:span text:style-name="T2">The</text:span> requirement to have all<text:change-end text:change-id="ct505339584"/> <text:change text:change-id="ct505339680"/><text:change-start text:change-id="ct505118720"/>eight<text:change-end text:change-id="ct505118720"/> wires present <text:change-start text:change-id="ct505119312"/>is <text:change-end text:change-id="ct505119312"/>so people can add power later, or <text:change text:change-id="ct505339776"/><text:change-start text:change-id="ct505119664"/>an upd<text:change-end text:change-id="ct505119664"/><text:change-start text:change-id="ct505339872"/>ated Standard<text:change-end text:change-id="ct505339872"/> can define the reserved conductors later, and still use them. The 1A <text:change-start text:change-id="ct505119872"/>requirement <text:change-end text:change-id="ct505119872"/>on interconnects is to make sure they're at least as robust as the connectors and cable.</text:p>
      <text:p text:style-name="Standard">For information on sizing circuit board traces to carry the required interconnection current, please see “IPC-2152 — Standard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text:change text:change-id="ct505339968"/><text:change-start text:change-id="ct505120096"/>a conforming<text:change-end text:change-id="ct505120096"/> <text:change text:change-id="ct505340064"/><text:change-start text:change-id="ct505120288"/>device<text:change-end text:change-id="ct505120288"/> is providing power and has e.g. two jacks, <text:change text:change-id="ct505120448"/><text:change-start text:change-id="ct505120544"/>the device can <text:change-end text:change-id="ct505120544"/>either connect them together and provide a max of 0.5A to both combined, or separately power them up to 0.5A each. This is the only case where a conductor doesn't have to pass through the board as a continuous electrical circuit. Note that this means that <text:change text:change-id="ct505341712"/><text:change-start text:change-id="ct505120784"/>the devic<text:change-end text:change-id="ct505120784"/><text:change-start text:change-id="ct505341808"/>e<text:change-end text:change-id="ct505341808"/> has to provide power, however; if providing power is an option, not always present, <text:change text:change-id="ct505120944"/><text:change-start text:change-id="ct505121040"/>the device<text:change-end text:change-id="ct505121040"/> should connect conductor 8 across the board to ensure that downstream nodes aren't cut off from power when it's not provided by <text:change text:change-id="ct505121200"/><text:change-start text:change-id="ct505338272"/>the device<text:change-end text:change-id="ct505338272"/>.</text:p>
      <text:p text:style-name="Standard">The 100V requirement on the reserved conductors is also there to make sure that when <text:change text:change-id="ct505121408"/><text:change-start text:change-id="ct505121536"/>a use if defined for them late<text:change-end text:change-id="ct505121536"/>, <text:change text:change-id="ct505338368"/><text:change-start text:change-id="ct505121792"/>it<text:change-end text:change-id="ct505121792"/> do<text:change-start text:change-id="ct505121952"/>es<text:change-end text:change-id="ct505121952"/>n't blow up existing installations. The goal is to have all existing installations be able to move to newly-defined uses without having to retrofit cables nor non-involved nodes.</text:p>
      <text:p text:style-name="Standard"><text:change text:change-id="ct505338464"/><text:change-start text:change-id="ct505122080"/>T<text:change-end text:change-id="ct505122080"/>o use the reserved conductors for experimental purposes, <text:change text:change-id="ct505122320"/><text:change-start text:change-id="ct505338560"/>consider<text:change-end text:change-id="ct505338560"/> using jumpers (fixed or movable) for making connections to the conductors and/or splitting the reserved conductors between connectors so that <text:change text:change-id="ct505338656"/><text:change-start text:change-id="ct505338752"/>the user<text:change-end text:change-id="ct505338752"/> can restore normal usage later, should some other use be defined for <text:change text:change-id="ct505122768"/><text:change-start text:change-id="ct505122864"/>the reserved conductors<text:change-end text:change-id="ct505122864"/>. <text:s/></text:p>
      <text:p text:style-name="Standard">The 27V requirement comes from the S9.1 limitation on track voltage.</text:p>
      <text:h text:style-name="Heading_20_2" text:outline-level="2">Data Transport</text:h>
      <text:p text:style-name="Standard">A 4V/microsecond slew rate is preferred to reduce the effect of stubs on <text:span text:style-name="T21">the</text:span> network.</text:p>
      <text:p text:style-name="Standard">This standard is silent on the use of specific CAN frame formats or features.</text:p>
      <text:h text:style-name="Heading_20_2" text:outline-level="2">Supply of Power</text:h>
      <text:p text:style-name="Standard">The power supply section is meant to define a 12V nominal system with wide margins on production and consumption of power over the UTP cable. <text:change text:change-id="ct505335232"/><text:change-start text:change-id="ct505335008"/>The Standard is wr<text:change-end text:change-id="ct505335008"/><text:change-start text:change-id="ct505335328"/>itten to <text:change-end text:change-id="ct505335328"/><text:change text:change-id="ct505123328"/><text:change-start text:change-id="ct505123456"/>allow<text:change-end text:change-id="ct505123456"/> nodes <text:change text:change-id="ct505336080"/><text:change-start text:change-id="ct505123584"/>to<text:change-end text:change-id="ct505123584"/>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1 conductor in UTP wiring.</text:p>
      <text:p text:style-name="Standard">Power can be injected into the cable by simple “mid-span injector” devices, essentially just two RJ45 connectors and a 2.1mm jack for a wall-wart. It<text:change text:change-id="ct505123856"/><text:change-start text:change-id="ct505336176"/> i<text:change-end text:change-id="ct505336176"/>s not required that<text:change text:change-id="ct505336272"/><text:change-start text:change-id="ct505124144"/> power<text:change-end text:change-id="ct505124144"/> comes from a NMRAnet node itself.</text:p>
      <text:p text:style-name="Standard"><text:soft-page-break/>Note that <text:span text:style-name="T21">the</text:span> standard permits, but does not require, connecting the CAN signal ground on conductors 3 &amp; 6 with the PWR_NEG power distribution ground on conductor 7. <text:change text:change-id="ct505336592"/><text:change-start text:change-id="ct505336688"/>P<text:change-end text:change-id="ct505336688"/>ower-supplying and power-consuming boards <text:change text:change-id="ct505124384"/><text:change-start text:change-id="ct505124672"/>can<text:change-end text:change-id="ct505124672"/> connect PWR_NEG and the 3/6 grounds to simplify their internal structure. Designers should carefully consider noise immunity, the possibility of ground loop, and voltage offsets when doing this. A straight copper connection is within the letter of the requirement. An alternative to connecting them directly is <text:change-start text:change-id="ct505336784"/>a filtered connection, <text:change-end text:change-id="ct505336784"/>e.g. a 10 ohm resistor and a 0.1uF capacitor in parallel.</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Note the effect of the “must withstand” requirement is that power supply boards must be able to be connected to each other, even if their output voltages are not exactly the same. One way to handle this is an isolating diode on the PWR_POS output.</text:p>
      <text:h text:style-name="Heading_20_2" text:outline-level="2">Consumption of Power</text:h>
      <text:p text:style-name="Standard">For their thermal calculations, node designers must assume that power is supplied at 15V.</text:p>
      <text:p text:style-name="Standard">For their power calculations, node designers must assume that power is supplied at 7.5V.<text:change-start text:change-id="ct511009888"/></text:p>
      <text:h text:style-name="Heading_20_1" text:outline-level="1"><text:change-end text:change-id="ct511009888"/><text:change-start text:change-id="ct626312960"/>Design Issues</text:h>
      <text:p text:style-name="Standard">This section contains discussion of issues that a designer may wish to consider when designing an NRMAnet product. <text:s/>Nothing in this section is normative.</text:p>
      <text:h text:style-name="Heading_20_2" text:outline-level="2"><text:change-end text:change-id="ct626312960"/><text:change-start text:change-id="ct678720736"/>Bus <text:change-end text:change-id="ct678720736"/><text:change-start text:change-id="ct626307760"/>Termination</text:h>
      <text:p text:style-name="Standard"><text:change-end text:change-id="ct626307760"/><text:change-start text:change-id="ct53184000"/> <text:change-end text:change-id="ct53184000"/><text:change text:change-id="ct511041088"/><text:change-start text:change-id="ct511034336"/>The CAN specification (ISO11898-<text:change-end text:change-id="ct511034336"/><text:change-start text:change-id="ct511041408"/>2 section <text:change-end text:change-id="ct511041408"/><text:change-start text:change-id="ct511034496"/>7.1 and section 7.5.2<text:change-end text:change-id="ct511034496"/><text:change text:change-id="ct511041792"/><text:change-start text:change-id="ct511041888"/>) specifies using a bus termination of <text:change-end text:change-id="ct511041888"/><text:change-start text:change-id="ct511041984"/>120±10 ohms located at each end of the bus.<text:change-end text:change-id="ct511041984"/><text:change text:change-id="ct511042720"/><text:change-start text:change-id="ct511047040"/>. <text:s/>Several alternate termination schemes have been proposed in the literature (see references), and these alternatives are discussed below.    </text:p>
      <text:h text:style-name="Heading_20_3" text:outline-level="3"><text:change-end text:change-id="ct511047040"/><text:change-start text:change-id="ct678603392"/>Termination <text:change-end text:change-id="ct678603392"/><text:change-start text:change-id="ct678691632"/>Methods</text:h>
      <text:h text:style-name="Heading_20_4" text:outline-level="4"><text:change-start text:change-id="ct626287360"/><text:span text:style-name="T4">Passive single resistor</text:span><text:change-end text:change-id="ct678691632"/><text:change-end text:change-id="ct626287360"/><text:change text:change-id="ct626425648"/><text:change-start text:change-id="ct678588560"/></text:h>
      <text:p text:style-name="Standard"><text:change-end text:change-id="ct678588560"/><text:change text:change-id="ct511044560"/><text:change-start text:change-id="ct511044688"/>A single<text:change-end text:change-id="ct511044688"/><text:change-start text:change-id="ct511044816"/> 120<text:change-end text:change-id="ct511044816"/><text:change-start text:change-id="ct511047600"/><text:span text:style-name="T6">±</text:span><text:span text:style-name="T19">10</text:span><text:change-end text:change-id="ct511047600"/><text:change-start text:change-id="ct511047728"/> ohm <text:change-end text:change-id="ct511047728"/><text:change-start text:change-id="ct511047856"/>resistor <text:change-end text:change-id="ct511047856"/><text:change-start text:change-id="ct511047984"/>of ¼ watt or more capacity can <text:change-end text:change-id="ct511047984"/><text:change-start text:change-id="ct511048112"/>connected <text:change-end text:change-id="ct511048112"/><text:change-start text:change-id="ct511048240"/>b<text:change-end text:change-id="ct511048240"/><text:change-start text:change-id="ct511048368"/>etween CAN-H and CAN-L<text:change-end text:change-id="ct511048368"/><text:change text:change-id="ct511048640"/><text:change text:change-id="ct511048496"/><text:change-start text:change-id="ct511048784"/>. <text:s/><text:change-end text:change-id="ct511048784"/><text:change text:change-id="ct511048912"/><text:change-start text:change-id="ct511049056"/>This approach has the advantage of simplicity.<text:change-end text:change-id="ct511049056"/><text:change-start text:change-id="ct511049312"/> </text:p>
      <text:h text:style-name="Heading_20_4" text:outline-level="4">Passive split resistors bypassed to ground: </text:h>
      <text:p text:style-name="Standard">This consists of the CAN-L and CAN-H lines being connected by two 60 ohm resistors in series, with their common connected via a capacitor to ground. <text:s/><text:change-end text:change-id="ct511049312"/><text:change-start text:change-id="ct511047184"/>This provides a bypass to ground for common mode noise.<text:change-end text:change-id="ct511047184"/><text:change-start text:change-id="ct511049424"/> <text:change-end text:change-id="ct511049424"/><text:change text:change-id="ct511049520"/><text:change-start text:change-id="ct511049648"/>The tolera<text:change-end text:change-id="ct511049648"/><text:change-start text:change-id="ct511049776"/>nce on the individual resistor values is significantly tighter than on their total resistance. <text:change-end text:change-id="ct511049776"/><text:change-start text:change-id="ct511050400"/>(<text:a xlink:type="simple" xlink:href="http://focus.ti.com/lit/an/slla270/slla270.pdf">http://focus.ti.com/lit/an/slla270/slla270.pdf</text:a>)<text:change-end text:change-id="ct511050400"/><text:change-start text:change-id="ct511050096"/></text:p>
      <text:h text:style-name="Heading_20_4" text:outline-level="4"><text:soft-page-break/>Biased split termination: </text:h>
      <text:p text:style-name="Standard">As in (2), but the common of the resistors is also tied to a fixed voltage. This can be to nominal 2.5V via a voltage divider (<text:change-end text:change-id="ct511050096"/><text:change text:change-id="ct511051120"/><text:change text:change-id="ct511050688"/><text:change text:change-id="ct511050560"/><text:change-start text:change-id="ct511051600"/><text:a xlink:type="simple" xlink:href="http://ww1.microchip.com/downloads/en/AppNotes/00228a.pdf">http://ww1.microchip.com/downloads/en/AppNotes/00228a.pdf</text:a><text:change-end text:change-id="ct511051600"/><text:change-start text:change-id="ct511051440"/>), or <text:change-end text:change-id="ct511051440"/><text:change text:change-id="ct511051696"/><text:change-start text:change-id="ct511051824"/>by using a voltage reference<text:change-end text:change-id="ct511051824"/><text:change-start text:change-id="ct511051952"/> <text:change-end text:change-id="ct511051952"/><text:change-start text:change-id="ct511052304"/>(<text:a xlink:type="simple" xlink:href="http://focus.ti.com.cn/cn/lit/an/sloa101a/sloa101a.pdf">http://focus.ti.com.cn/cn/lit/an/sloa101a/sloa101a.pdf</text:a>)<text:change-end text:change-id="ct511052304"/><text:change-start text:change-id="ct511052432"/>. <text:s/><text:change-end text:change-id="ct511052432"/><text:change text:change-id="ct511052704"/><text:change text:change-id="ct511052560"/><text:change-start text:change-id="ct511052848"/>If there is a <text:change-end text:change-id="ct511052848"/><text:change-start text:change-id="ct511052976"/>significant offset of ground between two nodes, then this offset will be transmitted to the CAN lines an<text:change-end text:change-id="ct511052976"/><text:change-start text:change-id="ct511053104"/>d subsequent degradation of common-mode rejection. <text:s/><text:change-end text:change-id="ct511053104"/><text:change-start text:change-id="ct511053504"/></text:p>
      <text:h text:style-name="Heading_20_4" text:outline-level="4">Active termination: </text:h>
      <text:p text:style-name="Standard">This termination is accomplished by using active elements, such as transistors or op-amps<text:change-end text:change-id="ct511053504"/><text:change-start text:change-id="ct511051216"/>,<text:change-end text:change-id="ct511051216"/><text:change-start text:change-id="ct511053200"/> to  actively drive the bus to its <text:change-end text:change-id="ct511053200"/><text:change text:change-id="ct511053712"/><text:change-start text:change-id="ct511053808"/>proper<text:change-end text:change-id="ct511053808"/><text:change-start text:change-id="ct511053904"/> state. <text:s text:c="2"/><text:change-end text:change-id="ct511053904"/><text:change text:change-id="ct511054000"/><text:change-start text:change-id="ct511054128"/>Because of the recessive component of the ISO 11898-2 CAN <text:change-end text:change-id="ct511054128"/><text:change text:change-id="ct511054256"/><text:change-start text:change-id="ct511054384"/>signal, this form of termination is not appropriate.<text:change-end text:change-id="ct511054384"/><text:change-start text:change-id="ct511054592"/></text:p>
      <text:h text:style-name="Heading_20_4" text:outline-level="4"><text:span text:style-name="T5">Distributed termination:</text:span><text:span text:style-name="T5"> </text:span></text:h>
      <text:p text:style-name="Standard"><text:change-end text:change-id="ct511054592"/><text:change text:change-id="ct511054688"/><text:change-start text:change-id="ct511055040"/>This technique require<text:change-end text:change-id="ct511055040"/><text:change text:change-id="ct511055168"/><text:change-start text:change-id="ct511055328"/>s a fixed number of custom-impedance nodes, and is therefore not suitable for model railroad app<text:change-end text:change-id="ct511055328"/><text:change-start text:change-id="ct511055456"/>lications that are based on multiple ad-hoc networks made fr<text:change-end text:change-id="ct511055456"/><text:change text:change-id="ct511055584"/><text:change-start text:change-id="ct511055712"/>om standard components.<text:change-end text:change-id="ct511055712"/><text:change-start text:change-id="ct511055872"/></text:p>
      <text:h text:style-name="Heading_20_3" text:outline-level="3"><text:change-end text:change-id="ct511055872"/><text:change-start text:change-id="ct623361584"/>Terminator <text:change-end text:change-id="ct623361584"/><text:change-start text:change-id="ct622909872"/>Placement<text:change-end text:change-id="ct622909872"/><text:change text:change-id="ct511056000"/><text:change-start text:change-id="ct511056544"/></text:h>
      <text:p text:style-name="Standard"><text:change-end text:change-id="ct511056544"/><text:change text:change-id="ct511056640"/><text:change-start text:change-id="ct511056736"/>T<text:change-end text:change-id="ct511056736"/><text:change-start text:change-id="ct511056832"/>ermination can be supplied as a<text:change-end text:change-id="ct511056832"/><text:change-start text:change-id="ct511056960"/>n<text:change-end text:change-id="ct511056960"/><text:change-start text:change-id="ct511057088"/> on-board option, or <text:change-end text:change-id="ct511057088"/><text:change text:change-id="ct511057600"/><text:change text:change-id="ct511057472"/><text:change text:change-id="ct511057344"/><text:change text:change-id="ct511057216"/><text:change-start text:change-id="ct511057744"/>as a terminator housed within an RJ45 plug, or as a separate terminator device,<text:change-end text:change-id="ct511057744"/><text:change-start text:change-id="ct511057888"/> depending<text:change-end text:change-id="ct511057888"/><text:change-start text:change-id="ct511058016"/> on the preferences of the manufacturer and  users. Using <text:change-end text:change-id="ct511058016"/><text:change text:change-id="ct511058144"/><text:change-start text:change-id="ct511058272"/>plug-resident terminators<text:change-end text:change-id="ct511058272"/><text:change-start text:change-id="ct511058400"/> would seem to provide the maximum flexibility.  However, as long as on-board termination is de-selectable, flexibility is  maintained. Manufacturers may want to provide a special termination node <text:change-end text:change-id="ct511058400"/><text:change text:change-id="ct511058528"/><text:change-start text:change-id="ct511058672"/>to provide some  indication of bus health<text:change-end text:change-id="ct511058672"/><text:change-start text:change-id="ct511058800"/> <text:change-end text:change-id="ct511058800"/><text:change text:change-id="ct511058928"/><text:change-start text:change-id="ct511059072"/>as well as providing passive termination<text:change-end text:change-id="ct511059072"/><text:change text:change-id="ct511059200"/><text:change-start text:change-id="ct511059344"/>.  <text:change-end text:change-id="ct511059344"/><text:change-start text:change-id="ct511059504"/></text:p>
      <text:p text:style-name="Standard">Termination should<text:change-end text:change-id="ct511059504"/><text:change text:change-id="ct511059632"/><text:change-start text:change-id="ct511059776"/> <text:change-end text:change-id="ct511059776"/><text:change-start text:change-id="ct511060128"/>only occur at the two distant ends of <text:span text:style-name="T21">the</text:span> bus<text:change-end text:change-id="ct511060128"/><text:change text:change-id="ct511060256"/><text:change-start text:change-id="ct511060400"/>.<text:change-end text:change-id="ct511060400"/><text:change-start text:change-id="ct511060528"/> <text:s/><text:change-end text:change-id="ct511060528"/><text:change-start text:change-id="ct511060656"/>T<text:change-end text:change-id="ct511060656"/><text:change-start text:change-id="ct511060784"/>ermination in the middle of a significant-length CAN bus is very disruptive because it causes reflections.<text:change-end text:change-id="ct511060784"/><text:change-start text:change-id="ct511060912"/> <text:s/>The one downside to on-board termination is that it makes it much easier to have multiple terminators (customers think more must be good, and mistakenly turn them all on).<text:change-end text:change-id="ct511060912"/><text:change-start text:change-id="ct511061040"/> <text:s/><text:change-end text:change-id="ct511061040"/><text:change-start text:change-id="ct511061136"/></text:p>
      <text:p text:style-name="Standard"><text:change-end text:change-id="ct511061136"/><text:change-start text:change-id="ct511061344"/>Note <text:span text:style-name="T21">that</text:span> ISO11898-2 states "The locating of the termination within a CAN node should be avoided because the bus lines lose termination if this node is disconnected from the bus line."<text:change-end text:change-id="ct511061344"/><text:change-start text:change-id="ct593158256"/></text:p>
      <text:h text:style-name="Heading_20_2" text:outline-level="2"><text:change-end text:change-id="ct593158256"/><text:change-start text:change-id="ct679024480"/>EMC Management</text:h>
      <text:p text:style-name="Standard">CAN is a robust signaling method developed for use in the difficult environment of automobiles.<text:change-end text:change-id="ct679024480"/><text:change-start text:change-id="ct678709360"/> Issues of EMC, noise reduction, etc have been discussed in numerous vendor application notes including, but not limited to:</text:p>
      <text:p text:style-name="Standard"><text:change-start text:change-id="ct678595696"/><text:a xlink:type="simple" xlink:href="http://www.nxp.com/documents/application_note/AN10211.pdf">http://www.nxp.com/documents/application_note/AN10211.pdf</text:a><text:change-end text:change-id="ct678595696"/><text:change-start text:change-id="ct679036480"/></text:p>
      <text:p text:style-name="Standard"><text:change-start text:change-id="ct678831824"/><text:a xlink:type="simple" xlink:href="http://focus.ti.com/lit/an/slla270/slla270.pdf">http://focus.ti.com/lit/an/slla270/slla270.pdf</text:a><text:change-end text:change-id="ct679036480"/><text:change-end text:change-id="ct678831824"/><text:change-start text:change-id="ct678587920"/></text:p>
      <text:p text:style-name="Standard"><text:change-end text:change-id="ct678587920"/>See also <text:change-start text:change-id="ct678737712"/><text:span text:style-name="T2">the</text:span><text:change-end text:change-id="ct678737712"/> “References” section below.</text:p>
      <text:p text:style-name="Standard"><text:change-end text:change-id="ct678709360"/><text:change-start text:change-id="ct511061888"/></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methods for connecting two or more CAN segments so that any node can communicate with any node on any of the connected segments. This section provides some background information on the three technologies. <text:s/>Note that the terminology is somewhat flexible, and not all manufacturers refer to their products in the same way.</text:p>
      <text:p text:style-name="Standard">In each section, URLs are provided for a few example devices. Inclusion of a device in this section is not a recommendation, positive or negative, for the device. No inferences should be draw from a device being or not being included in this section.</text:p>
      <text:h text:style-name="Heading_20_2" text:outline-level="2">Repeaters</text:h>
      <text:p text:style-name="Standard">A short CAN segment with many nodes may run out of electrical drive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text:change-end text:change-id="ct511061888"/><text:change text:change-id="ct511061984"/><text:change-start text:change-id="ct511062624"/>, typically around 30 m / 100 ft.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s</text:p>
      <text:p text:style-name="Standard">Bridges are sometimes referred to as “working at the frame level”. <text:s/>The CAN transmission is delayed by more than a bit time, usually a frame time or longer. </text:p>
      <text:p text:style-name="Standard">The CAN arbitration process takes place on each segment independently, and is not shared between the separate segments; frames will appear in different order on the various segments. The protocol(s) running on the CAN segments must be compatible with this reordering.</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20">http://www.ixxat.com/introduction_bridges_en.html</text:span></text:a></text:p>
      <text:p text:style-name="Standard"><text:a xlink:type="simple" xlink:href="http://www.ieee-icnp.org/1996/papers/1996-21.pdf"><text:span text:style-name="T20">http://www.ieee-icnp.org/1996/papers/1996-21.pdf</text:span></text:a></text:p>
      <text:p text:style-name="P13">http://doi.ieeecomputersociety.org/10.1109/ISPAN.1996.509033</text:p>
      <text:p text:style-name="Standard"><text:a xlink:type="simple" xlink:href="http://www.ixxat.com/can_bridge_en.html"><text:span text:style-name="T20">http://www.ixxat.com/can_bridge_en.html</text:span></text:a></text:p>
      <text:p text:style-name="Standard"><text:a xlink:type="simple" xlink:href="http://www.wrcakron.com/devicenet/CAN_Bus_Applications.pdf"><text:span text:style-name="T20">http://www.wrcakron.com/devicenet/CAN_Bus_Applications.pdf</text:span></text:a></text:p>
      <text:p text:style-name="Standard"><text:a xlink:type="simple" xlink:href="http://www.matric.com/canbridge.html"><text:span text:style-name="T20">http://www.matric.com/canbridge.html</text:span></text:a></text:p>
      <text:h text:style-name="Heading_20_2" text:outline-level="2">Gateways</text:h>
      <text:p text:style-name="Standard">Gateways connect a CAN segment to another <text:change-end text:change-id="ct511062624"/><text:change text:change-id="ct511063968"/><text:change-start text:change-id="ct511064064"/>communication technology<text:change-end text:change-id="ct511064064"/><text:change-start text:change-id="ct511064448"/>,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text:change-end text:change-id="ct511064448"/><text:change-start text:change-id="ct505128416"/>s, that may be of use to NMRAnet implementors.</text:p>
      <text:h text:style-name="Heading_20_2" text:outline-level="2">Standards</text:h>
      <text:p text:style-name="Standard"><text:change-end text:change-id="ct505128416"/><text:change-start text:change-id="ct592549632"/>The S 9.x.1 standard references ISO 11898-1 and ISO 11898-2 for CAN specifications. <text:s/>The ISO (<text:a xlink:type="simple" xlink:href="http://www.iso.org/">http://www.iso.org</text:a>) sells PDF and paper copies of these. <text:change-end text:change-id="ct592549632"/><text:change-start text:change-id="ct592478448"/>Copies can generally be found in engineering libraries<text:change-end text:change-id="ct592478448"/><text:change-start text:change-id="ct592567952"/>.<text:change-end text:change-id="ct592567952"/><text:change-start text:change-id="ct505133504"/></text:p>
      <text:p text:style-name="Standard">Note that ISO 11898-3, 11898-4 and <text:change-end text:change-id="ct505133504"/><text:change-start text:change-id="ct505050112"/>11898-5 specify different variants of the CAN standard that are not relevant to S 9.x.1 compliant implementations. <text:s/>The original 1995 Bosch CAN standard, which can be found online, is similar to IS 11898-1 and -2, but <text:change-end text:change-id="ct505050112"/><text:change-start text:change-id="ct505385904"/>not identical.<text:change-end text:change-id="ct505385904"/><text:change-start text:change-id="ct592484736"/></text:p>
      <text:p text:style-name="Standard">The S 9.x.1 standard references TIA/EIA-568-B or the successor TIA/EIA- 568-C for unshielded twisted pair (UTP) cable, and <text:change-end text:change-id="ct592484736"/><text:change-start text:change-id="ct505133680"/>TIA-968-A for RJ45 modular plugs and jacks<text:change-end text:change-id="ct505133680"/><text:change-start text:change-id="ct505385488"/>. <text:s/>The TIA (<text:a xlink:type="simple" xlink:href="http://www.tiaonline.org/">http://www.tiaonline.org</text:a>) sells PDF and paper copies of these. Copies can generally be found in engineering libraries.<text:change-end text:change-id="ct505385488"/><text:change-start text:change-id="ct505384336"/></text:p>
      <text:h text:style-name="Heading_20_2" text:outline-level="2"><text:soft-page-break/>Application Notes</text:h>
      <text:p text:style-name="Standard">A number of component manufacturers have written application notes that may be useful to NMRAnet developers. <text:s/>A list is provided here for reference, but please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Philips</text:h>
      <text:p text:style-name="Standard"><text:change-end text:change-id="ct505384336"/><text:change-start text:change-id="ct505385744"/>AN96116 “PCA82C250 / 251 CAN Transceiver” <text:change-end text:change-id="ct505385744"/><text:change-start text:change-id="ct505126560"/>(<text:change-end text:change-id="ct505126560"/><text:change-start text:change-id="ct623735632"/><text:change-start text:change-id="ct505132656"/><text:a xlink:type="simple" xlink:href="http://www.nxp.com/documents/application_note/AN96116.pdf">http://www.nxp.com/documents/application_note/AN96116.pdf</text:a><text:change-end text:change-id="ct623735632"/><text:change-end text:change-id="ct505132656"/><text:change-start text:change-id="ct505389584"/>)<text:change-end text:change-id="ct505389584"/><text:change-start text:change-id="ct623717200"/></text:p>
      <text:p text:style-name="Standard">AN10211 “TJA1040 high speed CAN transceiver” (<text:change-start text:change-id="ct619236704"/><text:a xlink:type="simple" xlink:href="http://www.nxp.com/documents/application_note/AN10211.pdf">http://www.nxp.com/documents/application_note/AN10211.pdf</text:a><text:change-end text:change-id="ct619236704"/>)<text:change-end text:change-id="ct623717200"/><text:change-start text:change-id="ct505126656"/></text:p>
      <text:h text:style-name="Heading_20_3" text:outline-level="3">Texas Instruments</text:h>
      <text:p text:style-name="Standard">Analog Applications Journal, August 1999, TI SLYT197 “<text:change-end text:change-id="ct505126656"/><text:change-start text:change-id="ct505389776"/>TIA/EIA-568A Category 5 cables in low-voltage differential signaling (LVDS)” <text:change-end text:change-id="ct505389776"/><text:change-start text:change-id="ct505049920"/>(<text:a xlink:type="simple" xlink:href="http://focus.ti.com/lit/an/slyt197/slyt197.pdf">http://focus.ti.com/lit/an/slyt197/slyt197.pdf</text:a>)<text:change-end text:change-id="ct505049920"/><text:change-start text:change-id="ct505132864"/></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text:change-end text:change-id="ct505132864"/><text:change-start text:change-id="ct505133136"/>Controller Area Network Physical Layer Requirements<text:change-end text:change-id="ct505133136"/><text:change-start text:change-id="ct505385120"/>”<text:change-end text:change-id="ct505385120"/><text:change-start text:change-id="ct505385280"/> (<text:a xlink:type="simple" xlink:href="http://focus.ti.com/lit/an/slla270/slla270.pdf">http://focus.ti.com/lit/an/slla270/slla270.pdf</text:a>)<text:change-end text:change-id="ct505385280"/><text:change-start text:change-id="ct505386048"/></text:p>
      <text:p text:style-name="Standard">Application Report SLLA298B “<text:change-end text:change-id="ct505386048"/><text:change-start text:change-id="ct505386144"/>Isolated CAN Reference Design<text:change-end text:change-id="ct505386144"/><text:change-start text:change-id="ct505131728"/>” (<text:a xlink:type="simple" xlink:href="http://focus.ti.com/lit/an/slla298b/slla298b.pdf">http://focus.ti.com/lit/an/slla298b/slla298b.pdf</text:a>)</text:p>
      <text:p text:style-name="Standard">Application Report SLOU262 “<text:change-end text:change-id="ct505131728"/><text:change-start text:change-id="ct505131504"/>Isolated CAN Transceiver EVM<text:change-end text:change-id="ct505131504"/><text:change-start text:change-id="ct505124864"/>” (<text:a xlink:type="simple" xlink:href="http://focus.tij.co.jp/jp/lit/ug/slou262/slou262.pdf">http://focus.tij.co.jp/jp/lit/ug/slou262/slou262.pdf</text:a>)</text:p>
      <text:p text:style-name="Standard"><text:change-end text:change-id="ct505124864"/><text:change-start text:change-id="ct505124960"/><text:soft-page-break/>Analog Applications Journal, 3Q 2006, TI SLY<text:change-end text:change-id="ct505124960"/><text:change-start text:change-id="ct505382928"/>T249 <text:change-end text:change-id="ct505382928"/><text:change-start text:change-id="ct505383024"/>“<text:change-end text:change-id="ct505383024"/><text:change-start text:change-id="ct505383120"/>Improved CAN network security with TI’s SN65HVD1050 transceiver<text:change-end text:change-id="ct505383120"/><text:change-start text:change-id="ct505130576"/>”<text:change-end text:change-id="ct505130576"/><text:change-start text:change-id="ct505130672"/> (<text:a xlink:type="simple" xlink:href="http://focus.ti.com/lit/an/slyt249/slyt249.pdf">http://focus.ti.com/lit/an/slyt249/slyt249.pdf</text:a>)<text:change-end text:change-id="ct505130672"/><text:change-start text:change-id="ct505128112"/></text:p>
      <text:h text:style-name="Heading_20_2" text:outline-level="2">Component data sheets</text:h>
      <text:p text:style-name="Standard">This section lists component data sheets that may be of value to the NMRAnet implementor. <text:s/>Inclusion of a component data sheet in this section is not a recommendation, positive or negative, for the component. No inferences should be draw from a component or data sheet being or not being included in this section.</text:p>
      <text:h text:style-name="Heading_20_3" text:outline-level="3">Microchip</text:h>
      <text:p text:style-name="Standard">MCP 2551 <text:change-end text:change-id="ct505128112"/><text:change-start text:change-id="ct505126096"/>High-Speed CAN Transceiver (<text:a xlink:type="simple" xlink:href="http://ww1.microchip.com/downloads/en/DeviceDoc/21667f.pdf">http://ww1.microchip.com/downloads/en/DeviceDoc/21667f.pdf</text:a>)<text:change-end text:change-id="ct505126096"/><text:change-start text:change-id="ct505128208"/></text:p>
      <text:p text:style-name="Standard">MCP2515 <text:change-end text:change-id="ct505128208"/><text:change-start text:change-id="ct505126256"/>Stand-Alone CAN Controller With SPI Interface (<text:a xlink:type="simple" xlink:href="http://ww1.microchip.com/downloads/en/DeviceDoc/21801e.pdf">http://ww1.microchip.com/downloads/en/DeviceDoc/21801e.pdf</text:a>)<text:change-end text:change-id="ct505126256"/><text:change-start text:change-id="ct505384688"/></text:p>
      <text:h text:style-name="Heading_20_3" text:outline-level="3">NXP Electronics (Philips)</text:h>
      <text:p text:style-name="Standard">PCA82C250 <text:change-end text:change-id="ct505384688"/><text:change-start text:change-id="ct505384880"/>CAN controller interface <text:change-end text:change-id="ct505384880"/><text:change-start text:change-id="ct505125568"/>(<text:a xlink:type="simple" xlink:href="http://www.nxp.com/documents/data_sheet/PCA82C250.pdf">http://www.nxp.com/documents/data_sheet/PCA82C250.pdf</text:a>)</text:p>
      <text:h text:style-name="Heading_20_3" text:outline-level="3">STMicroelectronics</text:h>
      <text:p text:style-name="Standard">L9615 transceiver (<text:change-end text:change-id="ct505125568"/><text:change text:change-id="ct505084160"/><text:change-start text:change-id="ct592477152"/><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text:change-end text:change-id="ct592477152"/><text:change-start text:change-id="ct505129488"/>SN55HVD251, SN65HVD251 Industrial CAN Transceiver (<text:a xlink:type="simple" xlink:href="http://focus.ti.com/lit/ds/symlink/sn55hvd251.pdf">http://focus.ti.com/lit/ds/symlink/sn55hvd251.pdf</text:a>)</text:p>
      <text:p text:style-name="Standard"><text:change-end text:change-id="ct505129488"/><text:change-start text:change-id="ct505084400"/>SN65HVD1050 EMC Optimized CAN Transceiver<text:change-end text:change-id="ct505084400"/><text:change-start text:change-id="ct505084496"/> (<text:a xlink:type="simple" xlink:href="http://focus.ti.com/lit/ds/symlink/sn65hvd1050.pdf">http://focus.ti.com/lit/ds/symlink/sn65hvd1050.pdf</text:a>)<text:change-end text:change-id="ct505084496"/><text:change-start text:change-id="ct505388272"/></text:p>
      <text:p text:style-name="P12"><text:change-end text:change-id="ct505388272"/></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1Introduction<text:tab/>1</text:p>
          <text:p text:style-name="P17">2Annotations to the Standard<text:tab/>1</text:p>
          <text:p text:style-name="P16">2.1Intended Use<text:tab/>1</text:p>
          <text:p text:style-name="P16">2.2References and Context<text:tab/>1</text:p>
          <text:p text:style-name="P16">2.3Physical Interconnection<text:tab/>1</text:p>
          <text:p text:style-name="P16">2.4Data Transport<text:tab/>2</text:p>
          <text:p text:style-name="P16">2.5Supply of Power<text:tab/>2</text:p>
          <text:p text:style-name="P16">2.6Consumption of Power<text:tab/>3</text:p>
          <text:p text:style-name="P17">3Termination<text:tab/>3</text:p>
          <text:p text:style-name="P16">3.1Methods<text:tab/>3</text:p>
          <text:p text:style-name="P18">3.1.1Passive single resistor:  <text:tab/>3</text:p>
          <text:p text:style-name="P18">3.1.2Passive split resistors to ground: <text:tab/>3</text:p>
          <text:p text:style-name="P18">3.1.3Passive split resistors to fixed voltage: <text:tab/>3</text:p>
          <text:p text:style-name="P18">3.1.4Active termination: <text:tab/>4</text:p>
          <text:p text:style-name="P18">3.1.5Distributed termination: <text:tab/>4</text:p>
          <text:p text:style-name="P16">3.2Placement:   <text:tab/>4</text:p>
          <text:p text:style-name="P17">4Repeaters, Bridges and Gateways<text:tab/>4</text:p>
          <text:p text:style-name="P16">4.1Repeaters<text:tab/>4</text:p>
          <text:p text:style-name="P16">4.2Bridges<text:tab/>5</text:p>
          <text:p text:style-name="P16">4.3Gateways<text:tab/>5</text:p>
          <text:p text:style-name="P17">5References<text:tab/>6</text:p>
          <text:p text:style-name="P16">5.1Standards<text:tab/>6</text:p>
          <text:p text:style-name="P16">5.2Application Notes<text:tab/>6</text:p>
          <text:p text:style-name="P18">5.2.1Anixter<text:tab/>6</text:p>
          <text:p text:style-name="P18">5.2.2Mohawk.com<text:tab/>6</text:p>
          <text:p text:style-name="P18">5.2.3Microchip Corp<text:tab/>6</text:p>
          <text:p text:style-name="P18"><text:soft-page-break/>5.2.4Philips<text:tab/>7</text:p>
          <text:p text:style-name="P18">5.2.5Texas Instruments<text:tab/>7</text:p>
          <text:p text:style-name="P16">5.3Component data sheets<text:tab/>7</text:p>
          <text:p text:style-name="P18">5.3.1Microchip<text:tab/>7</text:p>
          <text:p text:style-name="P18">5.3.2NXP Electronics (Philips)<text:tab/>7</text:p>
          <text:p text:style-name="P18">5.3.3STMicroelectronics<text:tab/>7</text:p>
          <text:p text:style-name="P18">5.3.4Texas Instruments<text:tab/>8</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084in"/>
    </style:style>
    <style:style style:name="Table1.D" style:family="table-column">
      <style:table-column-properties style:column-width="1.747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4"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4"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9" style:family="paragraph" style:parent-style-name="Footer">
      <style:paragraph-properties style:snap-to-layout-grid="false">
        <style:tab-stops>
          <style:tab-stop style:position="3in" style:type="center"/>
          <style:tab-stop style:position="6.5in" style:type="right"/>
        </style:tab-stops>
      </style:paragraph-properties>
      <style:text-properties style:use-window-font-color="true" style:font-name="ArialMT" fo:font-size="8pt" style:font-name-asian="ArialMT" style:font-size-asian="8pt" style:font-name-complex="ArialMT" style:font-size-complex="8pt"/>
    </style:style>
    <style:style style:name="MP10" style:family="paragraph" style:parent-style-name="Standard">
      <style:paragraph-properties fo:text-align="center" style:justify-single-word="false" style:snap-to-layout-grid="false"/>
      <style:text-properties fo:font-size="18pt" style:font-size-asian="18pt" style:font-size-complex="18pt"/>
    </style:style>
    <style:style style:name="MP11" style:family="paragraph" style:parent-style-name="Header">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2" style:family="paragraph" style:parent-style-name="Footer">
      <style:paragraph-properties style:snap-to-layout-grid="false"/>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3" style:family="paragraph" style:parent-style-name="Header">
      <style:paragraph-properties fo:text-align="center" style:justify-single-word="false" style:snap-to-layout-grid="false"/>
      <style:text-properties fo:font-size="14pt" style:font-size-asian="14pt" style:font-size-complex="14pt"/>
    </style:style>
    <style:style style:name="MP14" style:family="paragraph" style:parent-style-name="Footer">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use-window-font-color="true" style:font-name="Helvetica-Bold" fo:font-size="24pt" fo:font-weight="bold" style:font-name-asian="Helvetica-Bold" style:font-size-asian="24pt" style:font-weight-asian="bold" style:font-name-complex="Helvetica-Bold" style:font-size-complex="24pt" style:font-weight-complex="bold"/>
    </style:style>
    <style:style style:name="MT5" style:family="text">
      <style:text-properties style:use-window-font-color="true" style:font-name="Helvetica" fo:font-size="24pt" fo:font-weight="normal" style:font-name-asian="Helvetica" style:font-size-asian="24pt" style:font-weight-asian="normal" style:font-name-complex="Helvetica" style:font-size-complex="24pt" style:font-weight-complex="normal"/>
    </style:style>
    <style:style style:name="MT6" style:family="text">
      <style:text-properties style:use-window-font-color="true" style:text-position="super 58%" style:font-name="Arial-BoldMT" fo:font-weight="bold" style:font-name-asian="Arial-BoldMT" style:font-weight-asian="bold" style:font-name-complex="Arial-BoldMT" style:font-weight-complex="bold"/>
    </style:style>
    <style:style style:name="MT7" style:family="text">
      <style:text-properties style:use-window-font-color="true" style:font-name="Arial-BoldMT" fo:font-weight="bold" style:font-name-asian="Arial-BoldMT" style:font-weight-asian="bold" style:font-name-complex="Arial-BoldMT" style:font-weight-complex="bold"/>
    </style:style>
    <style:style style:name="MT8" style:family="text">
      <style:text-properties style:use-window-font-color="true" style:font-name="Helvetica-Bold" fo:font-weight="bold" style:font-name-asian="Helvetica-Bold" style:font-weight-asian="bold" style:font-name-complex="Helvetica-Bold" style:font-weight-complex="bold"/>
    </style:style>
    <style:style style:name="MT9" style:family="text">
      <style:text-properties style:use-window-font-color="true" style:font-name="Helvetica" fo:font-weight="normal" style:font-name-asian="Helvetica" style:font-weight-asian="normal" style:font-name-complex="Helvetica" style:font-weight-complex="normal"/>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NMRA Technical Note (TN 9-x-1)</text:p>
      </style:header>
      <style:footer>
        <text:tracked-changes>
          <text:changed-region text:id="ct504367632">
            <text:deletion>
              <office:change-info>
                <dc:creator>Bob Jacobsen</dc:creator>
                <dc:date>2010-09-12T10:28:00</dc:date>
              </office:change-info>
              <text:p text:style-name="MP4"><text:span text:style-name="MT2">Title</text:span></text:p>
            </text:deletion>
          </text:changed-region>
          <text:changed-region text:id="ct592549728">
            <text:insertion>
              <office:change-info>
                <dc:creator>Bob Jacobsen</dc:creator>
                <dc:date>2010-09-12T10:40:00</dc:date>
              </office:change-info>
            </text:insertion>
          </text:changed-region>
          <text:changed-region text:id="ct592549984">
            <text:deletion>
              <office:change-info>
                <dc:creator>Bob Jacobsen</dc:creator>
                <dc:date>2010-09-12T10:40:00</dc:date>
              </office:change-info>
              <text:p text:style-name="MP4"><text:span text:style-name="MT3"><text:tab/></text:span></text:p>
            </text:deletion>
          </text:changed-region>
          <text:changed-region text:id="ct592555088">
            <text:deletion>
              <office:change-info>
                <dc:creator>Bob Jacobsen</dc:creator>
                <dc:date>2010-09-12T10:40:00</dc:date>
              </office:change-info>
              <text:p text:style-name="MP4"><text:span text:style-name="Page_20_Number"><text:span text:style-name="MT3"><text:s/>- </text:span></text:span><text:span text:style-name="Page_20_Number"><text:span text:style-name="MT3"><text:date style:data-style-name="N116" text:date-value="2010-09-13T08:02:20.99">9/13/2010</text:date></text:span></text:span></text:p>
            </text:deletion>
          </text:changed-region>
        </text:tracked-changes>
        <text:p text:style-name="MP4"><text:change text:change-id="ct504367632"/><text:change-start text:change-id="ct592549728"/><text:span text:style-name="Page_20_Number"><text:span text:style-name="MT3"><text:date style:data-style-name="N116" text:date-value="2010-09-13T08:02:20.99">9/13/2010</text:date></text:span></text:span><text:change-end text:change-id="ct592549728"/><text:span text:style-name="MT3"><text:tab/></text:span><text:change text:change-id="ct592549984"/><text:span text:style-name="MT3">Page </text:span><text:span text:style-name="Page_20_Number"><text:span text:style-name="MT3"><text:page-number text:select-page="current">3</text:page-number></text:span></text:span><text:span text:style-name="Page_20_Number"><text:span text:style-name="MT3"> of </text:span></text:span><text:span text:style-name="Page_20_Number"><text:span text:style-name="MT3"><text:page-count style:num-format="1">10</text:page-count></text:span></text:span><text:change text:change-id="ct592555088"/></text:p>
      </style:footer>
    </style:master-page>
    <style:master-page style:name="First_20_Page" style:display-name="First Page" style:page-layout-name="Mpm2" style:next-style-name="Standard">
      <style:header>
        <text:tracked-changes>
          <text:changed-region text:id="ct592568816">
            <text:format-change>
              <office:change-info>
                <dc:creator>Bob Jacobsen</dc:creator>
                <dc:date>2010-09-12T10:39:00</dc:date>
              </office:change-info>
            </text:format-change>
          </text:changed-region>
          <text:changed-region text:id="ct592568976">
            <text:insertion>
              <office:change-info>
                <dc:creator>Bob Jacobsen</dc:creator>
                <dc:date>2010-09-12T10:25:00</dc:date>
              </office:change-info>
            </text:insertion>
          </text:changed-region>
          <text:changed-region text:id="ct592568464">
            <text:format-change>
              <office:change-info>
                <dc:creator>Bob Jacobsen</dc:creator>
                <dc:date>2010-09-12T10:39:00</dc:date>
              </office:change-info>
            </text:format-change>
          </text:changed-region>
          <text:changed-region text:id="ct511041312">
            <text:deletion>
              <office:change-info>
                <dc:creator>Bob Jacobsen</dc:creator>
                <dc:date>2010-09-12T10:26:00</dc:date>
              </office:change-info>
              <text:p text:style-name="MP10"><text:span text:style-name="MT5"><text:s/></text:span></text:p>
            </text:deletion>
          </text:changed-region>
          <text:changed-region text:id="ct511041600">
            <text:format-change>
              <office:change-info>
                <dc:creator>Bob Jacobsen</dc:creator>
                <dc:date>2010-09-12T10:26:00</dc:date>
              </office:change-info>
            </text:format-change>
          </text:changed-region>
          <text:changed-region text:id="ct592557072">
            <text:deletion>
              <office:change-info>
                <dc:creator>Bob Jacobsen</dc:creator>
                <dc:date>2010-09-12T11:01:00</dc:date>
              </office:change-info>
              <text:p text:style-name="MP12">/10</text:p>
            </text:deletion>
          </text:changed-region>
          <text:changed-region text:id="ct592569200">
            <text:deletion>
              <office:change-info>
                <dc:creator>Bob Jacobsen</dc:creator>
                <dc:date>2010-09-12T10:26:00</dc:date>
              </office:change-info>
              <text:p text:style-name="MP12">8/01</text:p>
            </text:deletion>
          </text:changed-region>
          <text:changed-region text:id="ct592569104">
            <text:deletion>
              <office:change-info>
                <dc:creator>Bob Jacobsen</dc:creator>
                <dc:date>2010-09-12T11:01:00</dc:date>
              </office:change-info>
              <text:p text:style-name="MP12">0</text:p>
            </text:deletion>
          </text:changed-region>
          <text:changed-region text:id="ct592569424">
            <text:insertion>
              <office:change-info>
                <dc:creator>Bob Jacobsen</dc:creator>
                <dc:date>2010-09-12T11:0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0605533683289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text:p>
            </table:table-cell>
            <table:covered-table-cell/>
          </table:table-row>
          <table:table-row table:style-name="Table1.1">
            <table:table-cell table:style-name="Table1.A2" table:number-rows-spanned="2" office:value-type="string">
              <text:p text:style-name="MP8"><text:change-start text:change-id="ct592568816"/>This is a draft document, and has no official standing. It has not been submitted to the NMRA Technical Department or the NMRA Board of Directors for approval.<text:change-end text:change-id="ct592568816"/><text:change-start text:change-id="ct592568976"/></text:p>
              <text:p text:style-name="MP9"><text:change-start text:change-id="ct592568464"/>Written by J. Day, D. Harris, B. Jacobsen, A. Robinson, and A. Shepherd<text:change-end text:change-id="ct592568976"/><text:change-end text:change-id="ct592568464"/></text:p>
            </table:table-cell>
            <table:table-cell table:style-name="Table1.B2" office:value-type="string">
              <text:p text:style-name="MP6"/>
            </table:table-cell>
            <table:table-cell table:style-name="Table1.C1" table:number-columns-spanned="2" office:value-type="string">
              <text:p text:style-name="MP10"><text:span text:style-name="MT4">NMRANet</text:span><text:change text:change-id="ct511041312"/><text:change-start text:change-id="ct511041600"/><text:span text:style-name="MT6">®</text:span><text:change-end text:change-id="ct511041600"/><text:span text:style-name="MT7"> </text:span></text:p>
              <text:p text:style-name="MP11">Physical Layer </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4" office:value-type="string">
              <text:p text:style-name="MP6"/>
            </table:table-cell>
            <table:table-cell table:style-name="Table1.B1" office:value-type="string">
              <text:p text:style-name="MP6"/>
            </table:table-cell>
            <table:table-cell table:style-name="Table1.C4" office:value-type="string">
              <text:p text:style-name="MP12"><text:change text:change-id="ct592557072"/><text:change text:change-id="ct592569200"/><text:change text:change-id="ct592569104"/><text:change-start text:change-id="ct592569424"/><text:date style:data-style-name="N116" text:date-value="2010-09-13T08:02:20.99">9/13/2010</text:date><text:change-end text:change-id="ct592569424"/></text:p>
            </table:table-cell>
            <table:table-cell table:style-name="Table1.C1" office:value-type="string">
              <text:p text:style-name="MP13"><text:span text:style-name="MT8">Draft TN-9.x.1</text:span><text:span text:style-name="MT9"> </text:span></text:p>
            </table:table-cell>
          </table:table-row>
        </table:table>
        <text:p text:style-name="Header"/>
      </style:header>
      <style:footer>
        <text:tracked-changes>
          <text:changed-region text:id="ct592570704">
            <text:deletion>
              <office:change-info>
                <dc:creator>Bob Jacobsen</dc:creator>
                <dc:date>2010-09-12T10:27:00</dc:date>
              </office:change-info>
              <text:p text:style-name="MP14">Copyright 2010, by J. Day, D. Harris, B. Jacobsen, A. Robinson, and A. Shepherd</text:p>
            </text:deletion>
          </text:changed-region>
          <text:changed-region text:id="ct592568064">
            <text:insertion>
              <office:change-info>
                <dc:creator>Bob Jacobsen</dc:creator>
                <dc:date>2010-09-12T10:40:00</dc:date>
              </office:change-info>
            </text:insertion>
          </text:changed-region>
          <text:changed-region text:id="ct592572304">
            <text:format-change>
              <office:change-info>
                <dc:creator>Bob Jacobsen</dc:creator>
                <dc:date>2010-09-12T10:28:00</dc:date>
              </office:change-info>
            </text:format-change>
          </text:changed-region>
          <text:changed-region text:id="ct592570880">
            <text:deletion>
              <office:change-info>
                <dc:creator>Bob Jacobsen</dc:creator>
                <dc:date>2010-09-12T11:01:00</dc:date>
              </office:change-info>
              <text:p text:style-name="MP14"/>
              <text:p text:style-name="MP14"/>
            </text:deletion>
          </text:changed-region>
          <text:changed-region text:id="ct592573232">
            <text:deletion>
              <office:change-info>
                <dc:creator>Bob Jacobsen</dc:creator>
                <dc:date>2010-09-12T10:40:00</dc:date>
              </office:change-info>
              <text:p text:style-name="MP14"><text:s/>- <text:date style:data-style-name="N116" text:date-value="2010-09-13T08:02:20.99">9/13/2010</text:date></text:p>
            </text:deletion>
          </text:changed-region>
        </text:tracked-changes>
        <text:p text:style-name="MP14"><text:change text:change-id="ct592570704"/><text:change-start text:change-id="ct592568064"/><text:date style:data-style-name="N116" text:date-value="2010-09-13T08:02:20.99">9/13/2010</text:date><text:change-end text:change-id="ct592568064"/><text:change-start text:change-id="ct592572304"/><text:tab/>Page <text:page-number text:select-page="current">3</text:page-number> of <text:page-count style:num-format="1">10</text:page-count><text:change-end text:change-id="ct592572304"/><text:change text:change-id="ct592570880"/><text:change text:change-id="ct59257323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8</meta:editing-cycles>
    <meta:editing-duration>PT17H09M27S</meta:editing-duration>
    <meta:generator>OpenOffice.org/3.2$Unix OpenOffice.org_project/320m18$Build-9502</meta:generator>
    <dc:date>2010-09-13T08:02:21</dc:date>
    <dc:creator>Bob Jacobsen</dc:creator>
    <meta:document-statistic meta:table-count="1" meta:image-count="0" meta:object-count="0" meta:page-count="10" meta:paragraph-count="247" meta:word-count="3008" meta:character-count="20727"/>
    <meta:user-defined meta:name="Info 1"/>
    <meta:user-defined meta:name="Info 2"/>
    <meta:user-defined meta:name="Info 3"/>
    <meta:user-defined meta:name="Info 4"/>
  </office:meta>
</office:document-meta>
</file>